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20FF02CC39A8F156671.png" manifest:media-type="image/png"/>
  <manifest:file-entry manifest:full-path="Pictures/100002010000030C000002142EFB069064135851.png" manifest:media-type="image/png"/>
  <manifest:file-entry manifest:full-path="Pictures/10003442000050A6000036F9C011D2B03080E052.svg" manifest:media-type="image/svg+xml"/>
  <manifest:file-entry manifest:full-path="Pictures/10000201000003120000020F898807A528500F1B.png" manifest:media-type="image/png"/>
  <manifest:file-entry manifest:full-path="Pictures/10004E690000518400003672888927602FAE09BA.svg" manifest:media-type="image/svg+xml"/>
  <manifest:file-entry manifest:full-path="Pictures/1000020100000314000001C32FCB7F15CA0B14B6.png" manifest:media-type="image/png"/>
  <manifest:file-entry manifest:full-path="Pictures/10001DF00000516A00002EA77EF417D795CC9096.svg" manifest:media-type="image/svg+xml"/>
  <manifest:file-entry manifest:full-path="Pictures/1000308A0000513E0000367801753F1206647781.svg" manifest:media-type="image/svg+xml"/>
  <manifest:file-entry manifest:full-path="Pictures/10000201000001A50000010E19756A61FDE6F744.png" manifest:media-type="image/png"/>
  <manifest:file-entry manifest:full-path="Pictures/10000201000000C1000000D0FB2E27362D471EDE.png" manifest:media-type="image/png"/>
  <manifest:file-entry manifest:full-path="Pictures/100002010000028C0000013E8BEBF16A0BA03D0C.png" manifest:media-type="image/png"/>
  <manifest:file-entry manifest:full-path="Pictures/100002010000028C0000010F803E9A16A682091E.png" manifest:media-type="image/png"/>
  <manifest:file-entry manifest:full-path="Pictures/10000201000002270000013DF08FFDE67451C607.png" manifest:media-type="image/png"/>
  <manifest:file-entry manifest:full-path="Pictures/10000201000002DC000002889BA90C00A0ED1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start" style:justify-single-word="false"/>
      <style:text-properties officeooo:paragraph-rsid="0b083fc2"/>
    </style:style>
    <style:style style:name="P4" style:family="paragraph" style:parent-style-name="Standard">
      <style:paragraph-properties fo:text-align="start" style:justify-single-word="false"/>
      <style:text-properties officeooo:paragraph-rsid="0b0b8abd"/>
    </style:style>
    <style:style style:name="P5" style:family="paragraph" style:parent-style-name="Standard">
      <style:paragraph-properties fo:text-align="start" style:justify-single-word="false"/>
      <style:text-properties officeooo:paragraph-rsid="0b0be7a9"/>
    </style:style>
    <style:style style:name="P6" style:family="paragraph" style:parent-style-name="Standard">
      <style:paragraph-properties fo:text-align="start" style:justify-single-word="false"/>
      <style:text-properties officeooo:paragraph-rsid="0b0d290f"/>
    </style:style>
    <style:style style:name="P7" style:family="paragraph" style:parent-style-name="Standard">
      <style:paragraph-properties fo:text-align="start" style:justify-single-word="false"/>
      <style:text-properties officeooo:paragraph-rsid="0b0d4cdc"/>
    </style:style>
    <style:style style:name="P8" style:family="paragraph" style:parent-style-name="Standard">
      <style:paragraph-properties fo:text-align="start" style:justify-single-word="false"/>
      <style:text-properties officeooo:paragraph-rsid="0b0fca92"/>
    </style:style>
    <style:style style:name="P9" style:family="paragraph" style:parent-style-name="Standard">
      <style:paragraph-properties fo:text-align="start" style:justify-single-word="false"/>
      <style:text-properties officeooo:paragraph-rsid="0b126828"/>
    </style:style>
    <style:style style:name="P10" style:family="paragraph" style:parent-style-name="Standard">
      <style:paragraph-properties fo:text-align="start" style:justify-single-word="false"/>
      <style:text-properties officeooo:paragraph-rsid="0b146296"/>
    </style:style>
    <style:style style:name="P11" style:family="paragraph" style:parent-style-name="Standard">
      <style:paragraph-properties fo:text-align="start" style:justify-single-word="false"/>
      <style:text-properties officeooo:paragraph-rsid="0b159521"/>
    </style:style>
    <style:style style:name="P12" style:family="paragraph" style:parent-style-name="Standard">
      <style:paragraph-properties fo:text-align="start" style:justify-single-word="false"/>
      <style:text-properties officeooo:paragraph-rsid="0b1a846d"/>
    </style:style>
    <style:style style:name="P13" style:family="paragraph" style:parent-style-name="Standard">
      <style:paragraph-properties fo:text-align="start" style:justify-single-word="false"/>
      <style:text-properties officeooo:paragraph-rsid="0b20dd65"/>
    </style:style>
    <style:style style:name="P14" style:family="paragraph" style:parent-style-name="Standard">
      <style:paragraph-properties fo:text-align="start" style:justify-single-word="false"/>
      <style:text-properties officeooo:paragraph-rsid="0b3b1cb9"/>
    </style:style>
    <style:style style:name="P15" style:family="paragraph" style:parent-style-name="Standard">
      <style:paragraph-properties fo:text-align="start" style:justify-single-word="false"/>
      <style:text-properties officeooo:paragraph-rsid="0b3efcfc"/>
    </style:style>
    <style:style style:name="P16" style:family="paragraph" style:parent-style-name="Standard">
      <style:paragraph-properties fo:text-align="start" style:justify-single-word="false"/>
      <style:text-properties officeooo:paragraph-rsid="0b4016ca"/>
    </style:style>
    <style:style style:name="P17" style:family="paragraph" style:parent-style-name="Standard">
      <style:paragraph-properties fo:text-align="start" style:justify-single-word="false"/>
      <style:text-properties officeooo:paragraph-rsid="0b40e6c1"/>
    </style:style>
    <style:style style:name="P18" style:family="paragraph" style:parent-style-name="Standard">
      <style:paragraph-properties fo:text-align="start" style:justify-single-word="false"/>
      <style:text-properties officeooo:paragraph-rsid="0b42a9a9"/>
    </style:style>
    <style:style style:name="P19" style:family="paragraph" style:parent-style-name="Standard">
      <style:paragraph-properties fo:text-align="start" style:justify-single-word="false"/>
      <style:text-properties officeooo:paragraph-rsid="0b45ba2a"/>
    </style:style>
    <style:style style:name="P20" style:family="paragraph" style:parent-style-name="Standard">
      <style:paragraph-properties fo:text-align="start" style:justify-single-word="false"/>
      <style:text-properties officeooo:paragraph-rsid="0b47a6fd"/>
    </style:style>
    <style:style style:name="P21" style:family="paragraph" style:parent-style-name="Standard">
      <style:paragraph-properties fo:text-align="start" style:justify-single-word="false"/>
      <style:text-properties officeooo:paragraph-rsid="0b48f96b"/>
    </style:style>
    <style:style style:name="P22" style:family="paragraph" style:parent-style-name="Standard">
      <style:text-properties officeooo:paragraph-rsid="0b3635b7"/>
    </style:style>
    <style:style style:name="P23" style:family="paragraph" style:parent-style-name="Standard">
      <style:text-properties officeooo:paragraph-rsid="0b5e8812"/>
    </style:style>
    <style:style style:name="P24" style:family="paragraph" style:parent-style-name="Standard">
      <style:text-properties officeooo:paragraph-rsid="0b6b9f59"/>
    </style:style>
    <style:style style:name="P25" style:family="paragraph" style:parent-style-name="Standard">
      <style:text-properties officeooo:paragraph-rsid="0b6ca665"/>
    </style:style>
    <style:style style:name="P26" style:family="paragraph" style:parent-style-name="Standard">
      <style:text-properties officeooo:paragraph-rsid="0b6e91d7"/>
    </style:style>
    <style:style style:name="P27" style:family="paragraph" style:parent-style-name="Standard">
      <style:text-properties officeooo:paragraph-rsid="0b728fff"/>
    </style:style>
    <style:style style:name="P28" style:family="paragraph" style:parent-style-name="Standard">
      <style:text-properties officeooo:paragraph-rsid="0b765001"/>
    </style:style>
    <style:style style:name="P29" style:family="paragraph" style:parent-style-name="Standard">
      <style:text-properties officeooo:paragraph-rsid="0b7d6694"/>
    </style:style>
    <style:style style:name="P30" style:family="paragraph" style:parent-style-name="Standard">
      <style:text-properties officeooo:paragraph-rsid="0b8d28c3"/>
    </style:style>
    <style:style style:name="P31" style:family="paragraph" style:parent-style-name="Standard">
      <style:text-properties officeooo:paragraph-rsid="0b8e01c0"/>
    </style:style>
    <style:style style:name="P32" style:family="paragraph" style:parent-style-name="Standard">
      <style:text-properties officeooo:paragraph-rsid="0b907ba1"/>
    </style:style>
    <style:style style:name="P33" style:family="paragraph" style:parent-style-name="Standard">
      <style:text-properties officeooo:paragraph-rsid="0b944199"/>
    </style:style>
    <style:style style:name="P34" style:family="paragraph" style:parent-style-name="Standard">
      <style:text-properties officeooo:paragraph-rsid="0b9be2a5"/>
    </style:style>
    <style:style style:name="P35" style:family="paragraph" style:parent-style-name="Standard">
      <style:text-properties officeooo:paragraph-rsid="0b9e9a2e"/>
    </style:style>
    <style:style style:name="P36" style:family="paragraph" style:parent-style-name="Standard">
      <style:text-properties officeooo:paragraph-rsid="0ba97490"/>
    </style:style>
    <style:style style:name="P37" style:family="paragraph" style:parent-style-name="Standard">
      <style:text-properties officeooo:paragraph-rsid="0bab26eb"/>
    </style:style>
    <style:style style:name="P38" style:family="paragraph" style:parent-style-name="Standard">
      <style:text-properties officeooo:paragraph-rsid="0baba6a5"/>
    </style:style>
    <style:style style:name="P39" style:family="paragraph" style:parent-style-name="Standard">
      <style:text-properties officeooo:paragraph-rsid="0baf2695"/>
    </style:style>
    <style:style style:name="P40" style:family="paragraph" style:parent-style-name="Standard">
      <style:text-properties officeooo:paragraph-rsid="0baffdd1"/>
    </style:style>
    <style:style style:name="P41" style:family="paragraph" style:parent-style-name="Standard">
      <style:text-properties officeooo:paragraph-rsid="0bb3c71c"/>
    </style:style>
    <style:style style:name="P42" style:family="paragraph" style:parent-style-name="Standard">
      <style:text-properties officeooo:paragraph-rsid="0bb437f4"/>
    </style:style>
    <style:style style:name="P43" style:family="paragraph" style:parent-style-name="Standard">
      <style:text-properties officeooo:paragraph-rsid="0bb72b75"/>
    </style:style>
    <style:style style:name="P44" style:family="paragraph" style:parent-style-name="Standard">
      <style:text-properties officeooo:paragraph-rsid="0bb8580c"/>
    </style:style>
    <style:style style:name="P45" style:family="paragraph" style:parent-style-name="Standard">
      <style:text-properties officeooo:paragraph-rsid="0bd06c5a"/>
    </style:style>
    <style:style style:name="P46" style:family="paragraph" style:parent-style-name="Preformatted_20_Text">
      <style:paragraph-properties fo:text-align="start" style:justify-single-word="false"/>
      <style:text-properties officeooo:paragraph-rsid="0b083fc2"/>
    </style:style>
    <style:style style:name="P47" style:family="paragraph" style:parent-style-name="Preformatted_20_Text">
      <style:paragraph-properties fo:text-align="start" style:justify-single-word="false"/>
      <style:text-properties officeooo:paragraph-rsid="0b126828"/>
    </style:style>
    <style:style style:name="P48" style:family="paragraph" style:parent-style-name="Preformatted_20_Text">
      <style:paragraph-properties fo:text-align="start" style:justify-single-word="false"/>
      <style:text-properties officeooo:paragraph-rsid="0b47a6fd"/>
    </style:style>
    <style:style style:name="P49" style:family="paragraph" style:parent-style-name="Preformatted_20_Text">
      <style:paragraph-properties fo:text-align="start" style:justify-single-word="false"/>
      <style:text-properties officeooo:paragraph-rsid="0b48f96b"/>
    </style:style>
    <style:style style:name="P50" style:family="paragraph" style:parent-style-name="Preformatted_20_Text">
      <style:paragraph-properties fo:text-align="start" style:justify-single-word="false"/>
      <style:text-properties officeooo:paragraph-rsid="0b4ae9fb"/>
    </style:style>
    <style:style style:name="P51" style:family="paragraph" style:parent-style-name="Preformatted_20_Text">
      <style:paragraph-properties fo:text-align="start" style:justify-single-word="false"/>
      <style:text-properties officeooo:paragraph-rsid="0b4ec14a"/>
    </style:style>
    <style:style style:name="P52" style:family="paragraph" style:parent-style-name="Preformatted_20_Text">
      <style:text-properties officeooo:paragraph-rsid="0b5e8812"/>
    </style:style>
    <style:style style:name="P53" style:family="paragraph" style:parent-style-name="Preformatted_20_Text">
      <style:paragraph-properties fo:margin-top="0cm" fo:margin-bottom="0.499cm" loext:contextual-spacing="false"/>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officeooo:paragraph-rsid="0b146296"/>
    </style:style>
    <style:style style:name="P58"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8"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79"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0"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1"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2"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8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7" style:family="text">
      <style:text-properties fo:font-size="14pt" style:font-size-asian="14pt" style:font-size-complex="14pt"/>
    </style:style>
    <style:style style:name="T108" style:family="text">
      <style:text-properties fo:font-size="14pt" officeooo:rsid="0be532c7" style:font-size-asian="14pt" style:font-size-complex="14pt"/>
    </style:style>
    <style:style style:name="T109" style:family="text">
      <style:text-properties fo:font-size="14pt" officeooo:rsid="0be559ce" style:font-size-asian="14pt" style:font-size-complex="14pt"/>
    </style:style>
    <style:style style:name="T110" style:family="text">
      <style:text-properties fo:font-size="14pt" officeooo:rsid="0be861b6" style:font-size-asian="14pt" style:font-size-complex="14pt"/>
    </style:style>
    <style:style style:name="T111" style:family="text">
      <style:text-properties fo:font-size="14pt" officeooo:rsid="0be8b09c" style:font-size-asian="14pt" style:font-size-complex="14pt"/>
    </style:style>
    <style:style style:name="T112" style:family="text">
      <style:text-properties fo:font-size="14pt" officeooo:rsid="0bea1d98" style:font-size-asian="14pt" style:font-size-complex="14pt"/>
    </style:style>
    <style:style style:name="T113" style:family="text">
      <style:text-properties fo:font-size="14pt" officeooo:rsid="0bebebe9" style:font-size-asian="14pt" style:font-size-complex="14pt"/>
    </style:style>
    <style:style style:name="T114" style:family="text">
      <style:text-properties fo:font-size="14pt" officeooo:rsid="0bedccbc" style:font-size-asian="14pt" style:font-size-complex="14pt"/>
    </style:style>
    <style:style style:name="T115" style:family="text">
      <style:text-properties fo:font-size="14pt" officeooo:rsid="0bf6ea59" style:font-size-asian="14pt" style:font-size-complex="14pt"/>
    </style:style>
    <style:style style:name="T116" style:family="text">
      <style:text-properties fo:font-size="14pt" officeooo:rsid="0bf6fa9f" style:font-size-asian="14pt" style:font-size-complex="14pt"/>
    </style:style>
    <style:style style:name="T117" style:family="text">
      <style:text-properties fo:font-size="13pt" style:font-size-asian="13pt" style:font-size-complex="13pt"/>
    </style:style>
    <style:style style:name="T118" style:family="text">
      <style:text-properties fo:font-size="13pt" officeooo:rsid="0bd78626" style:font-size-asian="13pt" style:font-size-complex="13pt"/>
    </style:style>
    <style:style style:name="T119" style:family="text">
      <style:text-properties fo:font-size="13pt" officeooo:rsid="0beb8159" style:font-size-asian="13pt" style:font-size-complex="13pt"/>
    </style:style>
    <style:style style:name="T120" style:family="text">
      <style:text-properties fo:font-size="12pt" style:font-size-asian="12pt" style:font-size-complex="12pt"/>
    </style:style>
    <style:style style:name="T121" style:family="text">
      <style:text-properties fo:font-size="12pt" officeooo:rsid="0bdeb9d6" style:font-size-asian="12pt" style:font-size-complex="12pt"/>
    </style:style>
    <style:style style:name="T1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Source_20_Text"><text:span text:style-name="T45"/></text:span></text:p>
      <text:p text:style-name="P2"><text:span text:style-name="Source_20_Text"><text:span text:style-name="T45">https://www.git-tower.com/blog/git-cheat-sheet/</text:span></text:span></text:p>
      <text:p text:style-name="P2"><text:span text:style-name="Source_20_Text"><text:span text:style-name="T45">https://shafiul.github.io//gitbook/index.html</text:span></text:span></text:p>
      <text:p text:style-name="P2"><text:span text:style-name="Source_20_Text"><text:span text:style-name="T45"/></text:span></text:p>
      <text:p text:style-name="P2"><text:span text:style-name="Source_20_Text"><text:span text:style-name="T4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4840_883239861" text:style-name="Index_20_Link" text:visited-style-name="Index_20_Link">A BIT OF HISTORY<text:tab/>2</text:a></text:p>
          <text:p text:style-name="P56"><text:a xlink:type="simple" xlink:href="#__RefHeading___Toc4738_883239861" text:style-name="Index_20_Link" text:visited-style-name="Index_20_Link">DELTA ENCODING OR DELTA COMPRESSION:<text:tab/>4</text:a></text:p>
          <text:p text:style-name="P56"><text:a xlink:type="simple" xlink:href="#__RefHeading___Toc4942_883239861" text:style-name="Index_20_Link" text:visited-style-name="Index_20_Link">GIT DATA STRUCTURES:<text:tab/>4</text:a></text:p>
          <text:p text:style-name="P55"><text:a xlink:type="simple" xlink:href="#__RefHeading___Toc4944_883239861" text:style-name="Index_20_Link" text:visited-style-name="Index_20_Link">GIT OBJECT MODEL<text:tab/>5</text:a></text:p>
          <text:p text:style-name="P56"><text:a xlink:type="simple" xlink:href="#__RefHeading___Toc4946_883239861" text:style-name="Index_20_Link" text:visited-style-name="Index_20_Link">HOW DOES GIT UTILIZES SHA1:<text:tab/>5</text:a></text:p>
          <text:p text:style-name="P54"><text:a xlink:type="simple" xlink:href="#__RefHeading___Toc4948_883239861" text:style-name="Index_20_Link" text:visited-style-name="Index_20_Link">NOTES ON SHA1:<text:tab/>5</text:a></text:p>
          <text:p text:style-name="P56"><text:a xlink:type="simple" xlink:href="#__RefHeading___Toc4950_883239861" text:style-name="Index_20_Link" text:visited-style-name="Index_20_Link">OBJECTS IN GIT:<text:tab/>6</text:a></text:p>
          <text:p text:style-name="P54"><text:a xlink:type="simple" xlink:href="#__RefHeading___Toc4952_883239861" text:style-name="Index_20_Link" text:visited-style-name="Index_20_Link">TYPES OF OBJECTS:<text:tab/>6</text:a></text:p>
          <text:p text:style-name="P54"><text:a xlink:type="simple" xlink:href="#__RefHeading___Toc4954_883239861" text:style-name="Index_20_Link" text:visited-style-name="Index_20_Link">NOTES ON BLOBS:<text:tab/>6</text:a></text:p>
          <text:p text:style-name="P54"><text:a xlink:type="simple" xlink:href="#__RefHeading___Toc4956_883239861" text:style-name="Index_20_Link" text:visited-style-name="Index_20_Link"><text:span text:style-name="T122">DIFFEREN</text:span></text:a><text:a xlink:type="simple" xlink:href="#__RefHeading___Toc4956_883239861" text:style-name="Index_20_Link" text:visited-style-name="Index_20_Link"><text:span text:style-name="T122">T</text:span></text:a><text:a xlink:type="simple" xlink:href="#__RefHeading___Toc4956_883239861" text:style-name="Index_20_Link" text:visited-style-name="Index_20_Link"><text:span text:style-name="T122"> FROM SVN:</text:span></text:a><text:a xlink:type="simple" xlink:href="#__RefHeading___Toc4956_883239861" text:style-name="Index_20_Link" text:visited-style-name="Index_20_Link"><text:tab/>7</text:a></text:p>
          <text:p text:style-name="P54"><text:a xlink:type="simple" xlink:href="#__RefHeading___Toc4958_883239861" text:style-name="Index_20_Link" text:visited-style-name="Index_20_Link"><text:span text:style-name="T122">THE BLOB OBJECT </text:span></text:a><text:a xlink:type="simple" xlink:href="#__RefHeading___Toc4958_883239861" text:style-name="Index_20_Link" text:visited-style-name="Index_20_Link"><text:span text:style-name="T122">IN GIT </text:span></text:a><text:a xlink:type="simple" xlink:href="#__RefHeading___Toc4958_883239861" text:style-name="Index_20_Link" text:visited-style-name="Index_20_Link"><text:span text:style-name="T122">(USING GIT SHOW)</text:span></text:a><text:a xlink:type="simple" xlink:href="#__RefHeading___Toc4958_883239861" text:style-name="Index_20_Link" text:visited-style-name="Index_20_Link"><text:span text:style-name="T122">:</text:span></text:a><text:a xlink:type="simple" xlink:href="#__RefHeading___Toc4958_883239861" text:style-name="Index_20_Link" text:visited-style-name="Index_20_Link"><text:tab/>7</text:a></text:p>
          <text:p text:style-name="P54"><text:a xlink:type="simple" xlink:href="#__RefHeading___Toc4960_883239861" text:style-name="Index_20_Link" text:visited-style-name="Index_20_Link"><text:span text:style-name="T122">THE TREE OBJECT </text:span></text:a><text:a xlink:type="simple" xlink:href="#__RefHeading___Toc4960_883239861" text:style-name="Index_20_Link" text:visited-style-name="Index_20_Link"><text:span text:style-name="T122">IN GIT </text:span></text:a><text:a xlink:type="simple" xlink:href="#__RefHeading___Toc4960_883239861" text:style-name="Index_20_Link" text:visited-style-name="Index_20_Link"><text:span text:style-name="T122">(USING </text:span></text:a><text:a xlink:type="simple" xlink:href="#__RefHeading___Toc4960_883239861" text:style-name="Index_20_Link" text:visited-style-name="Index_20_Link"><text:span text:style-name="T122">GIT </text:span></text:a><text:a xlink:type="simple" xlink:href="#__RefHeading___Toc4960_883239861" text:style-name="Index_20_Link" text:visited-style-name="Index_20_Link"><text:span text:style-name="T122">LS-TREE)</text:span></text:a><text:a xlink:type="simple" xlink:href="#__RefHeading___Toc4960_883239861" text:style-name="Index_20_Link" text:visited-style-name="Index_20_Link"><text:span text:style-name="T122">:</text:span></text:a><text:a xlink:type="simple" xlink:href="#__RefHeading___Toc4960_883239861" text:style-name="Index_20_Link" text:visited-style-name="Index_20_Link"><text:tab/>7</text:a></text:p>
          <text:p text:style-name="P54"><text:a xlink:type="simple" xlink:href="#__RefHeading___Toc4962_883239861" text:style-name="Index_20_Link" text:visited-style-name="Index_20_Link">THE COMMIT OBJECT IN GIT:<text:tab/>8</text:a></text:p>
          <text:p text:style-name="P54"><text:a xlink:type="simple" xlink:href="#__RefHeading___Toc4964_883239861" text:style-name="Index_20_Link" text:visited-style-name="Index_20_Link">THE TAG OBJECT IN GIT (USING GIT CAT-FILE):<text:tab/>8</text:a></text:p>
          <text:p text:style-name="P55"><text:a xlink:type="simple" xlink:href="#__RefHeading___Toc4966_883239861" text:style-name="Index_20_Link" text:visited-style-name="Index_20_Link">THE GIT DIRECTORY<text:tab/>9</text:a></text:p>
          <text:p text:style-name="P55"><text:a xlink:type="simple" xlink:href="#__RefHeading___Toc4968_883239861" text:style-name="Index_20_Link" text:visited-style-name="Index_20_Link"><text:span text:style-name="T122">THE GIT INDEX</text:span></text:a><text:a xlink:type="simple" xlink:href="#__RefHeading___Toc4968_883239861" text:style-name="Index_20_Link" text:visited-style-name="Index_20_Link"><text:tab/>9</text:a></text:p>
          <text:p text:style-name="P55"><text:a xlink:type="simple" xlink:href="#__RefHeading___Toc4970_883239861" text:style-name="Index_20_Link" text:visited-style-name="Index_20_Link"><text:span text:style-name="T122">GIT CONFIG</text:span></text:a><text:a xlink:type="simple" xlink:href="#__RefHeading___Toc4970_883239861" text:style-name="Index_20_Link" text:visited-style-name="Index_20_Link"><text:tab/>9</text:a></text:p>
          <text:p text:style-name="P55"><text:a xlink:type="simple" xlink:href="#__RefHeading___Toc4972_883239861" text:style-name="Index_20_Link" text:visited-style-name="Index_20_Link">CLONING A REPOSITORY – GIT CLONE<text:tab/>10</text:a></text:p>
          <text:p text:style-name="P55"><text:a xlink:type="simple" xlink:href="#__RefHeading___Toc4974_883239861" text:style-name="Index_20_Link" text:visited-style-name="Index_20_Link"><text:span text:style-name="T122">INITIALIZING A REPO - </text:span></text:a><text:a xlink:type="simple" xlink:href="#__RefHeading___Toc4974_883239861" text:style-name="Index_20_Link" text:visited-style-name="Index_20_Link"><text:span text:style-name="T122">GIT INIT</text:span></text:a><text:a xlink:type="simple" xlink:href="#__RefHeading___Toc4974_883239861" text:style-name="Index_20_Link" text:visited-style-name="Index_20_Link"><text:tab/>10</text:a></text:p>
          <text:p text:style-name="P55"><text:a xlink:type="simple" xlink:href="#__RefHeading___Toc4976_883239861" text:style-name="Index_20_Link" text:visited-style-name="Index_20_Link"><text:span text:style-name="T122">NORMAL WORKFLOW – </text:span></text:a><text:a xlink:type="simple" xlink:href="#__RefHeading___Toc4976_883239861" text:style-name="Index_20_Link" text:visited-style-name="Index_20_Link"><text:span text:style-name="T122">GIT ADD, DIFF, STATUS, COMMIT</text:span></text:a><text:a xlink:type="simple" xlink:href="#__RefHeading___Toc4976_883239861" text:style-name="Index_20_Link" text:visited-style-name="Index_20_Link"><text:tab/>10</text:a></text:p>
          <text:p text:style-name="P56"><text:a xlink:type="simple" xlink:href="#__RefHeading___Toc4978_883239861" text:style-name="Index_20_Link" text:visited-style-name="Index_20_Link"><text:span text:style-name="T122">GIT TRACKS CONTENT NOT FILES</text:span></text:a><text:a xlink:type="simple" xlink:href="#__RefHeading___Toc4978_883239861" text:style-name="Index_20_Link" text:visited-style-name="Index_20_Link"><text:span text:style-name="T122">:</text:span></text:a><text:a xlink:type="simple" xlink:href="#__RefHeading___Toc4978_883239861" text:style-name="Index_20_Link" text:visited-style-name="Index_20_Link"><text:tab/>11</text:a></text:p>
          <text:p text:style-name="P55"><text:a xlink:type="simple" xlink:href="#__RefHeading___Toc4980_883239861" text:style-name="Index_20_Link" text:visited-style-name="Index_20_Link"><text:span text:style-name="T122">BASIC BRANCHING AND MERGING – </text:span></text:a><text:a xlink:type="simple" xlink:href="#__RefHeading___Toc4980_883239861" text:style-name="Index_20_Link" text:visited-style-name="Index_20_Link"><text:span text:style-name="T122">GIT BRANCH, CHECKOUT, MERGE, GITK</text:span></text:a><text:a xlink:type="simple" xlink:href="#__RefHeading___Toc4980_883239861" text:style-name="Index_20_Link" text:visited-style-name="Index_20_Link"><text:tab/>11</text:a></text:p>
          <text:p text:style-name="P56"><text:a xlink:type="simple" xlink:href="#__RefHeading___Toc4982_883239861" text:style-name="Index_20_Link" text:visited-style-name="Index_20_Link">HOW TO MERGE:<text:tab/>12</text:a></text:p>
          <text:p text:style-name="P56"><text:a xlink:type="simple" xlink:href="#__RefHeading___Toc4984_883239861" text:style-name="Index_20_Link" text:visited-style-name="Index_20_Link">RESOLVING A MERGE:<text:tab/>13</text:a></text:p>
          <text:p text:style-name="P56"><text:a xlink:type="simple" xlink:href="#__RefHeading___Toc4986_883239861" text:style-name="Index_20_Link" text:visited-style-name="Index_20_Link">UNDOING A MERGE – GIT RESET:<text:tab/>13</text:a></text:p>
          <text:p text:style-name="P56"><text:a xlink:type="simple" xlink:href="#__RefHeading___Toc4988_883239861" text:style-name="Index_20_Link" text:visited-style-name="Index_20_Link">FAST-FORWARD MERGES:<text:tab/>14</text:a></text:p>
          <text:p text:style-name="P55"><text:a xlink:type="simple" xlink:href="#__RefHeading___Toc4990_883239861" text:style-name="Index_20_Link" text:visited-style-name="Index_20_Link">REVIEWING HISTORY - GIT LOG<text:tab/>14</text:a></text:p>
          <text:p text:style-name="P56"><text:a xlink:type="simple" xlink:href="#__RefHeading___Toc4992_883239861" text:style-name="Index_20_Link" text:visited-style-name="Index_20_Link">LOG STATS:<text:tab/>14</text:a></text:p>
          <text:p text:style-name="P56"><text:a xlink:type="simple" xlink:href="#__RefHeading___Toc4994_883239861" text:style-name="Index_20_Link" text:visited-style-name="Index_20_Link">FORMATTING THE LOG:<text:tab/>14</text:a></text:p>
          <text:p text:style-name="P56"><text:a xlink:type="simple" xlink:href="#__RefHeading___Toc4996_883239861" text:style-name="Index_20_Link" text:visited-style-name="Index_20_Link">ORDERING THE LOG:<text:tab/>15</text:a></text:p>
          <text:p text:style-name="P55"><text:a xlink:type="simple" xlink:href="#__RefHeading___Toc4998_883239861" text:style-name="Index_20_Link" text:visited-style-name="Index_20_Link">GIT DIFFs:<text:tab/>15</text:a></text:p>
          <text:p text:style-name="P55"><text:soft-page-break/><text:a xlink:type="simple" xlink:href="#__RefHeading___Toc5000_883239861" text:style-name="Index_20_Link" text:visited-style-name="Index_20_Link">DISTRIBUTED WORKFLOWS - GIT CLONE, PULL, REMOTE, FETCH<text:tab/>16</text:a></text:p>
          <text:p text:style-name="P55"><text:a xlink:type="simple" xlink:href="#__RefHeading___Toc5002_883239861" text:style-name="Index_20_Link" text:visited-style-name="Index_20_Link">PUBLIC REPOSITORY – GIT PUSH<text:tab/>18</text:a></text:p>
          <text:p text:style-name="P55"><text:a xlink:type="simple" xlink:href="#__RefHeading___Toc5004_883239861" text:style-name="Index_20_Link" text:visited-style-name="Index_20_Link">GIT TAGS – LIGHWEIGHT &amp; TAG OBJECTs<text:tab/>19</text:a></text:p>
          <text:p text:style-name="P55"><text:a xlink:type="simple" xlink:href="#__RefHeading___Toc5006_883239861" text:style-name="Index_20_Link" text:visited-style-name="Index_20_Link">IGNORING FILES - .GITIGNORE<text:tab/>20</text:a></text:p>
          <text:p text:style-name="P55"><text:a xlink:type="simple" xlink:href="#__RefHeading___Toc5008_883239861" text:style-name="Index_20_Link" text:visited-style-name="Index_20_Link">REBASING – GIT CHECKOUT, REBASE<text:tab/>20</text:a></text:p>
          <text:p text:style-name="P56"><text:a xlink:type="simple" xlink:href="#__RefHeading___Toc5010_883239861" text:style-name="Index_20_Link" text:visited-style-name="Index_20_Link">ADDITIONAL NOTES ON REBASE:<text:tab/>23</text:a></text:p>
          <text:p text:style-name="P56"><text:a xlink:type="simple" xlink:href="#__RefHeading___Toc5012_883239861" text:style-name="Index_20_Link" text:visited-style-name="Index_20_Link">THE GOLDEN RULE OF REBASING – GIT REVERT:<text:tab/>25</text:a></text:p>
          <text:p text:style-name="P55"><text:a xlink:type="simple" xlink:href="#__RefHeading___Toc5014_883239861" text:style-name="Index_20_Link" text:visited-style-name="Index_20_Link">STASHING – GIT STASH<text:tab/>26</text:a></text:p>
          <text:p text:style-name="P55"><text:a xlink:type="simple" xlink:href="#__RefHeading___Toc5016_883239861" text:style-name="Index_20_Link" text:visited-style-name="Index_20_Link">PARTIAL SHA<text:tab/>27</text:a></text:p>
          <text:p text:style-name="P55"><text:a xlink:type="simple" xlink:href="#__RefHeading___Toc5018_883239861" text:style-name="Index_20_Link" text:visited-style-name="Index_20_Link"><text:span text:style-name="T122">BRANCH, REMO</text:span></text:a><text:a xlink:type="simple" xlink:href="#__RefHeading___Toc5018_883239861" text:style-name="Index_20_Link" text:visited-style-name="Index_20_Link"><text:span text:style-name="T122">T</text:span></text:a><text:a xlink:type="simple" xlink:href="#__RefHeading___Toc5018_883239861" text:style-name="Index_20_Link" text:visited-style-name="Index_20_Link"><text:span text:style-name="T122">E OR TAG NAME INSTEAD OF SHA</text:span></text:a><text:a xlink:type="simple" xlink:href="#__RefHeading___Toc5018_883239861" text:style-name="Index_20_Link" text:visited-style-name="Index_20_Link"><text:tab/>27</text:a></text:p>
          <text:p text:style-name="P55"><text:a xlink:type="simple" xlink:href="#__RefHeading___Toc5020_883239861" text:style-name="Index_20_Link" text:visited-style-name="Index_20_Link">TRACKING BRANCHES<text:tab/>27</text:a></text:p>
          <text:p text:style-name="P55"><text:a xlink:type="simple" xlink:href="#__RefHeading___Toc5022_883239861" text:style-name="Index_20_Link" text:visited-style-name="Index_20_Link">FINDING WITH GIT GREP<text:tab/>28</text:a></text:p>
          <text:p text:style-name="P55"><text:a xlink:type="simple" xlink:href="#__RefHeading___Toc5024_883239861" text:style-name="Index_20_Link" text:visited-style-name="Index_20_Link">FIXING UN-COMMITTED MISTAKES – GIT RESET, CHECKOUT<text:tab/>28</text:a></text:p>
          <text:p text:style-name="P55"><text:a xlink:type="simple" xlink:href="#__RefHeading___Toc5026_883239861" text:style-name="Index_20_Link" text:visited-style-name="Index_20_Link">FIXING COMMITTED MISTAKES – GIT REVERT<text:tab/>29</text:a></text:p>
          <text:p text:style-name="P55"><text:a xlink:type="simple" xlink:href="#__RefHeading___Toc5028_883239861" text:style-name="Index_20_Link" text:visited-style-name="Index_20_Link"><text:span text:style-name="T122">ENSURING GOOD PERFORMANCE – </text:span></text:a><text:a xlink:type="simple" xlink:href="#__RefHeading___Toc5028_883239861" text:style-name="Index_20_Link" text:visited-style-name="Index_20_Link"><text:span text:style-name="T122">GIT GC</text:span></text:a><text:a xlink:type="simple" xlink:href="#__RefHeading___Toc5028_883239861" text:style-name="Index_20_Link" text:visited-style-name="Index_20_Link"><text:tab/>30</text:a></text:p>
          <text:p text:style-name="P55"><text:a xlink:type="simple" xlink:href="#__RefHeading___Toc5030_883239861" text:style-name="Index_20_Link" text:visited-style-name="Index_20_Link">ENSURING REALIABILITY – GIT FSCK<text:tab/>30</text:a></text:p>
          <text:p text:style-name="P55"><text:a xlink:type="simple" xlink:href="#__RefHeading___Toc5032_883239861" text:style-name="Index_20_Link" text:visited-style-name="Index_20_Link">FINDING OUT WHO CHANGED FILE - GIT BLAME<text:tab/>30</text:a></text:p>
          <text:p text:style-name="P55"><text:a xlink:type="simple" xlink:href="#__RefHeading___Toc5034_883239861" text:style-name="Index_20_Link" text:visited-style-name="Index_20_Link">HOW GIT STORES OBJECTS<text:tab/>30</text:a></text:p>
          <text:p text:style-name="P56"><text:a xlink:type="simple" xlink:href="#__RefHeading___Toc5036_883239861" text:style-name="Index_20_Link" text:visited-style-name="Index_20_Link">LOOSE OBJECTS:<text:tab/>31</text:a></text:p>
          <text:p text:style-name="P56"><text:a xlink:type="simple" xlink:href="#__RefHeading___Toc5038_883239861" text:style-name="Index_20_Link" text:visited-style-name="Index_20_Link">PACKED OBJECTS:<text:tab/>31</text:a></text:p>
        </text:index-body>
      </text:table-of-content>
      <text:p text:style-name="P2"><text:span text:style-name="Source_20_Text"><text:span text:style-name="T45"/></text:span></text:p>
      <text:p text:style-name="P2"><text:span text:style-name="Source_20_Text"><text:span text:style-name="T45"/></text:span></text:p>
      <text:p text:style-name="P2"><text:span text:style-name="Source_20_Text"><text:span text:style-name="T45"/></text:span></text:p>
      <text:p text:style-name="P2"><text:span text:style-name="Source_20_Text"><text:span text:style-name="T45"/></text:span></text:p>
      <text:p text:style-name="P2"><text:span text:style-name="Source_20_Text"><text:span text:style-name="T45"/></text:span></text:p>
      <text:h text:style-name="P58" text:outline-level="1"><text:bookmark-start text:name="__RefHeading___Toc4840_883239861"/><text:span text:style-name="Source_20_Text"><text:span text:style-name="T107">A BIT OF HISTORY</text:span></text:span><text:bookmark-end text:name="__RefHeading___Toc4840_883239861"/></text:h>
      <text:p text:style-name="P2"><text:span text:style-name="Source_20_Text"><text:span text:style-name="T45"/></text:span></text:p>
      <text:p text:style-name="P11"><text:span text:style-name="Source_20_Text"><text:span text:style-name="T39">Git is a distributed version-control system for tracking changes in source code during software development. </text:span></text:span></text:p>
      <text:p text:style-name="P11"><text:span text:style-name="Source_20_Text"><text:span text:style-name="T39"/></text:span></text:p>
      <text:p text:style-name="P11"><text:span text:style-name="Source_20_Text"><text:span text:style-name="T40">I</text:span></text:span><text:span text:style-name="Source_20_Text"><text:span text:style-name="T39">t is designed for coordinating work among programmers, but it can be used to track changes in any set of files. </text:span></text:span></text:p>
      <text:p text:style-name="P11"><text:span text:style-name="Source_20_Text"><text:span text:style-name="T39"/></text:span></text:p>
      <text:p text:style-name="P11"><text:span text:style-name="Source_20_Text"><text:span text:style-name="T39">Its goals include speed, data integrity, and support for distributed, non-linear workflows.</text:span></text:span></text:p>
      <text:p text:style-name="P10"><text:soft-page-break/><text:span text:style-name="Source_20_Text"><text:span text:style-name="T41"/></text:span></text:p>
      <text:p text:style-name="P10"><text:span text:style-name="Source_20_Text"><text:span text:style-name="T41">Git was created by Linus Torvalds in 2005 for development of the Linux kernel, with other kernel developers contributing to its initial development.</text:span></text:span></text:p>
      <text:p text:style-name="P10"><text:span text:style-name="Source_20_Text"><text:span text:style-name="T41"/></text:span></text:p>
      <text:p text:style-name="P10"><text:span text:style-name="Source_20_Text"><text:span text:style-name="T41">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71"/></text:span></text:p>
      <text:p text:style-name="P3"><text:span text:style-name="Source_20_Text"><text:span text:style-name="T39">Git is free and open-source software distributed under the terms of the GNU General Public License version 2.</text:span></text:span></text:p>
      <text:p text:style-name="P3"><text:span text:style-name="Source_20_Text"><text:span text:style-name="T71"/></text:span></text:p>
      <text:p text:style-name="P3"><text:span text:style-name="Source_20_Text"><text:span text:style-name="T39">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3"><text:span text:style-name="Source_20_Text"><text:span text:style-name="T39"/></text:span></text:p>
      <text:p text:style-name="P12"><text:span text:style-name="Source_20_Text"><text:span text:style-name="T39">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2"><text:span text:style-name="Source_20_Text"><text:span text:style-name="T42">a.Take Concurrent Versions System (CVS) as an example of what </text:span></text:span><text:span text:style-name="Source_20_Text"><text:span text:style-name="T85">not</text:span></text:span><text:span text:style-name="Source_20_Text"><text:span text:style-name="T42"> to do; if in doubt, make the exact opposite decision.</text:span></text:span></text:p>
      <text:p text:style-name="P12"><text:span text:style-name="Source_20_Text"><text:span text:style-name="T42">b.Support a distributed, BitKeeper-like workflow.</text:span></text:span></text:p>
      <text:p text:style-name="P12"><text:span text:style-name="Source_20_Text"><text:span text:style-name="T42">c.Include very strong safeguards against corruption, either accidental or malicious.</text:span></text:span><text:span text:style-name="Source_20_Text"><text:span text:style-name="T39"> </text:span></text:span></text:p>
      <text:p text:style-name="P3"><text:span text:style-name="Source_20_Text"><text:span text:style-name="T39"/></text:span></text:p>
      <text:p text:style-name="P3"><text:span text:style-name="Source_20_Text"><text:span text:style-name="T39">These criteria eliminated every then-extant version-control system, so immediately after the 2.6.12-rc2 Linux kernel development release, Torvalds set out to write his own.</text:span></text:span></text:p>
      <text:p text:style-name="P3"><text:span text:style-name="Source_20_Text"><text:span text:style-name="T39"/></text:span></text:p>
      <text:p text:style-name="P3"><text:span text:style-name="Source_20_Text"><text:span text:style-name="T39">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3"><text:span text:style-name="Source_20_Text"><text:span text:style-name="T39"/></text:span></text:p>
      <text:p text:style-name="P3"><text:span text:style-name="Source_20_Text"><text:span text:style-name="T39">Torvalds turned over maintenance on 26 July 2005 to Junio Hamano, a major contributor to the project. Hamano was responsible for the 1.0 release on 21 December 2005 and remains the project's maintainer.</text:span></text:span></text:p>
      <text:p text:style-name="P3"><text:span text:style-name="Source_20_Text"><text:span text:style-name="T39"/></text:span></text:p>
      <text:p text:style-name="P3"><text:span text:style-name="Source_20_Text"><text:span text:style-name="T39">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3"><text:span text:style-name="Source_20_Text"><text:span text:style-name="T39"/></text:span></text:p>
      <text:p text:style-name="P3"><text:soft-page-break/><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3"><text:span text:style-name="Source_20_Text"><text:span text:style-name="T43"/></text:span></text:p>
      <text:p text:style-name="P3"><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3"><text:span text:style-name="Source_20_Text"><text:span text:style-name="T1"/></text:span></text:p>
      <text:p text:style-name="P3"><text:span text:style-name="Source_20_Text"><text:span text:style-name="T1">The Git history is stored in such a way that the ID of a particular version (a </text:span></text:span><text:span text:style-name="Source_20_Text"><text:span text:style-name="T83">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3"><text:span text:style-name="Source_20_Text"><text:span text:style-name="T1"/></text:span></text:p>
      <text:p text:style-name="P3"><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3"><text:span text:style-name="Source_20_Text"><text:span text:style-name="T1"/></text:span></text:p>
      <text:p text:style-name="P3"><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3"><text:span text:style-name="Source_20_Text"><text:span text:style-name="T43"/></text:span></text:p>
      <text:p text:style-name="P13"><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83">packs</text:span></text:span><text:span text:style-name="Source_20_Text"><text:span text:style-name="T1"> that store a large number of objects delta-compressed among themselves in one file (or network byte stream) called a </text:span></text:span><text:span text:style-name="Source_20_Text"><text:span text:style-name="T83">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3"><text:span text:style-name="Source_20_Text"><text:span text:style-name="Teletype"><text:span text:style-name="T1">fsck</text:span></text:span></text:span><text:span text:style-name="Source_20_Text"><text:span text:style-name="T1"> command.</text:span></text:span></text:p>
      <text:p text:style-name="P13"><text:span text:style-name="Source_20_Text"><text:span text:style-name="T1"/></text:span></text:p>
      <text:h text:style-name="Heading_20_2" text:outline-level="2"><text:bookmark-start text:name="__RefHeading___Toc4738_883239861"/><text:span text:style-name="Source_20_Text"><text:span text:style-name="T117">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text:span></text:span><text:soft-page-break/><text:span text:style-name="Source_20_Text"><text:span text:style-name="T1">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2"><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2"><text:span text:style-name="Source_20_Text"><text:span text:style-name="T1"><text:s/></text:span></text:span></text:p>
      <text:h text:style-name="Heading_20_2" text:outline-level="2"><text:bookmark-start text:name="__RefHeading___Toc4942_883239861"/><text:span text:style-name="Source_20_Text"><text:span text:style-name="T117">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58" text:outline-level="1"><text:bookmark-start text:name="__RefHeading___Toc4944_883239861"/><text:span text:style-name="Source_20_Text"><text:span text:style-name="T107">GIT OBJECT MODEL</text:span></text:span><text:bookmark-end text:name="__RefHeading___Toc4944_883239861"/></text:h>
      <text:p text:style-name="P3"><text:span text:style-name="Source_20_Text"><text:span text:style-name="T1"/></text:span></text:p>
      <text:p text:style-name="P3"><text:span text:style-name="Source_20_Text"><text:span text:style-name="T1">All the information needed to represent the history of a project is stored in files referenced by a 40-digit "object name" that looks something like this:</text:span></text:span></text:p>
      <text:p text:style-name="P3"><text:span text:style-name="Source_20_Text"><text:span text:style-name="T1"/></text:span></text:p>
      <text:p text:style-name="P46"><text:span text:style-name="Source_20_Text"><text:span text:style-name="T1">6ff87c4664981e4397625791c8ea3bbb5f2279a3</text:span></text:span></text:p>
      <text:p text:style-name="P3"><text:span text:style-name="Source_20_Text"><text:span text:style-name="T1"/></text:span></text:p>
      <text:p text:style-name="P3"><text:span text:style-name="Source_20_Text"><text:span text:style-name="T1">You will see these 40-character strings all over the place in Git. In each case the name is calculated by taking the SHA1 hash of the contents of the object.</text:span></text:span></text:p>
      <text:p text:style-name="P3"><text:span text:style-name="Source_20_Text"><text:span text:style-name="T1"/></text:span></text:p>
      <text:h text:style-name="Heading_20_2" text:outline-level="2"><text:bookmark-start text:name="__RefHeading___Toc4946_883239861"/><text:span text:style-name="Source_20_Text"><text:span text:style-name="T117">HOW DOES GIT UTILIZES SHA1:</text:span></text:span><text:bookmark-end text:name="__RefHeading___Toc4946_883239861"/></text:h>
      <text:p text:style-name="P4"><text:span text:style-name="Source_20_Text"><text:span text:style-name="T2">a.Git can quickly determine whether two objects are identical or not, just by comparing names.</text:span></text:span></text:p>
      <text:p text:style-name="P5"><text:span text:style-name="Source_20_Text"><text:span text:style-name="T3">b.Since object names are computed the same way in every repository, the same content stored in two repositories will always be stored under the same name.</text:span></text:span></text:p>
      <text:p text:style-name="P5"><text:span text:style-name="Source_20_Text"><text:span text:style-name="T3">c.Git can detect errors when it reads an object, by checking that the object's name is still the SHA1 hash of its contents.</text:span></text:span></text:p>
      <text:p text:style-name="P5"><text:span text:style-name="Source_20_Text"><text:span text:style-name="T3"/></text:span></text:p>
      <text:h text:style-name="Heading_20_3" text:outline-level="3"><text:bookmark-start text:name="__RefHeading___Toc4948_883239861"/><text:span text:style-name="Source_20_Text"><text:span text:style-name="T120">NOTES ON SHA1:</text:span></text:span><text:bookmark-end text:name="__RefHeading___Toc4948_883239861"/></text:h>
      <text:p text:style-name="P5"><text:span text:style-name="Source_20_Text"><text:span text:style-name="T3">SHA-1 (Secure Hash Algorithm 1) is a cryptographic hash function which takes an input and produces a 160-bit (20-byte) hash value known as a message digest – typically rendered as a hexadecimal number, 40 digits </text:span></text:span><text:soft-page-break/><text:span text:style-name="Source_20_Text"><text:span text:style-name="T3">long. It was designed by the United States National Security Agency, and is a U.S. Federal Information Processing Standard.</text:span></text:span></text:p>
      <text:p text:style-name="P5"><text:span text:style-name="Source_20_Text"><text:span text:style-name="T3"/></text:span></text:p>
      <text:p text:style-name="P5"><text:span text:style-name="Source_20_Text"><text:span text:style-name="T3">Since 2005 SHA-1 has not been considered secure against well-funded opponents, and since 2010 many organizations have recommended its replacement by SHA-2 or SHA-3.</text:span></text:span></text:p>
      <text:p text:style-name="P5"><text:span text:style-name="Source_20_Text"><text:span text:style-name="T3"/></text:span></text:p>
      <text:p text:style-name="P5"><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5"><text:span text:style-name="Source_20_Text"><text:span text:style-name="T3"/></text:span></text:p>
      <text:p text:style-name="P5"><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5"><text:span text:style-name="Source_20_Text"><text:span text:style-name="T3"/></text:span></text:p>
      <text:p text:style-name="P5"><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5"><text:span text:style-name="Source_20_Text"><text:span text:style-name="T3"/></text:span></text:p>
      <text:p text:style-name="P5"><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5"><text:span text:style-name="Source_20_Text"><text:span text:style-name="T3"/></text:span></text:p>
      <text:p text:style-name="P6"><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6"><text:span text:style-name="Source_20_Text"><text:span text:style-name="T3">do with security, it's just the best hash you can get.</text:span></text:span></text:p>
      <text:p text:style-name="P6"><text:span text:style-name="Source_20_Text"><text:span text:style-name="T3"/></text:span></text:p>
      <text:h text:style-name="Heading_20_2" text:outline-level="2"><text:bookmark-start text:name="__RefHeading___Toc4950_883239861"/><text:span text:style-name="Source_20_Text"><text:span text:style-name="T117">OBJECTS IN GIT:</text:span></text:span><text:bookmark-end text:name="__RefHeading___Toc4950_883239861"/></text:h>
      <text:p text:style-name="P7"><text:span text:style-name="Source_20_Text"><text:span text:style-name="T4">Every object consists of three things - a </text:span></text:span><text:span text:style-name="Source_20_Text"><text:span text:style-name="Strong_20_Emphasis"><text:span text:style-name="T72">type</text:span></text:span></text:span><text:span text:style-name="Source_20_Text"><text:span text:style-name="T4">, a </text:span></text:span><text:span text:style-name="Source_20_Text"><text:span text:style-name="Strong_20_Emphasis"><text:span text:style-name="T72">size</text:span></text:span></text:span><text:span text:style-name="Source_20_Text"><text:span text:style-name="T4"> and </text:span></text:span><text:span text:style-name="Source_20_Text"><text:span text:style-name="Strong_20_Emphasis"><text:span text:style-name="T72">content</text:span></text:span></text:span><text:span text:style-name="Source_20_Text"><text:span text:style-name="T4">.</text:span></text:span></text:p>
      <text:p text:style-name="P7"><text:span text:style-name="Source_20_Text"><text:span text:style-name="T4"/></text:span></text:p>
      <text:p text:style-name="P7"><text:span text:style-name="Source_20_Text"><text:span text:style-name="T4">The </text:span></text:span><text:span text:style-name="Source_20_Text"><text:span text:style-name="Emphasis"><text:span text:style-name="T78">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4">"blob", "tree", "commit", and "tag".</text:span></text:span></text:p>
      <text:p text:style-name="P7"><text:span text:style-name="Source_20_Text"><text:span text:style-name="T44"/></text:span></text:p>
      <text:h text:style-name="Heading_20_3" text:outline-level="3"><text:bookmark-start text:name="__RefHeading___Toc4952_883239861"/><text:span text:style-name="Source_20_Text"><text:span text:style-name="T120">TYPES OF OBJECTS:</text:span></text:span><text:bookmark-end text:name="__RefHeading___Toc4952_883239861"/></text:h>
      <text:p text:style-name="P8"><text:span text:style-name="Source_20_Text"><text:span text:style-name="T5">a.A </text:span></text:span><text:span text:style-name="Source_20_Text"><text:span text:style-name="Strong_20_Emphasis"><text:span text:style-name="T73">"blob"</text:span></text:span></text:span><text:span text:style-name="Source_20_Text"><text:span text:style-name="T5"> is used to store file data - it is generally a file.</text:span></text:span></text:p>
      <text:p text:style-name="P8"><text:span text:style-name="Source_20_Text"><text:span text:style-name="T5">b.A </text:span></text:span><text:span text:style-name="Source_20_Text"><text:span text:style-name="Strong_20_Emphasis"><text:span text:style-name="T73">"tree"</text:span></text:span></text:span><text:span text:style-name="Source_20_Text"><text:span text:style-name="T5"> is basically like a directory - it references a bunch of other trees and/or blobs (i.e. files and sub-directories)</text:span></text:span></text:p>
      <text:p text:style-name="P8"><text:span text:style-name="Source_20_Text"><text:span text:style-name="T5">c.A </text:span></text:span><text:span text:style-name="Source_20_Text"><text:span text:style-name="Strong_20_Emphasis"><text:span text:style-name="T73">"commit"</text:span></text:span></text:span><text:span text:style-name="Source_20_Text"><text:span text:style-name="T5"> points to a single tree, marking it as what the project looked like at a certain point in time. It contains meta-information </text:span></text:span><text:soft-page-break/><text:span text:style-name="Source_20_Text"><text:span text:style-name="T5">about that point in time, such as a timestamp, the author of the changes since the last commit, a pointer to the previous commit(s), etc.</text:span></text:span></text:p>
      <text:p text:style-name="P9"><text:span text:style-name="Source_20_Text"><text:span text:style-name="T6">d.A </text:span></text:span><text:span text:style-name="Source_20_Text"><text:span text:style-name="Strong_20_Emphasis"><text:span text:style-name="T74">"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9"><text:span text:style-name="Source_20_Text"><text:span text:style-name="T6"/></text:span></text:p>
      <text:h text:style-name="Heading_20_3" text:outline-level="3"><text:bookmark-start text:name="__RefHeading___Toc4954_883239861"/><text:span text:style-name="Source_20_Text"><text:span text:style-name="T120">NOTES ON BLOBS:</text:span></text:span><text:bookmark-end text:name="__RefHeading___Toc4954_883239861"/></text:h>
      <text:p text:style-name="P14"><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4"><text:span text:style-name="Source_20_Text"><text:span text:style-name="T7"/></text:span></text:p>
      <text:p text:style-name="P14"><text:span text:style-name="Source_20_Text"><text:span text:style-name="T7">The term is used in NoSQL databases, especially in Key-value store databases such as Redis</text:span></text:span></text:p>
      <text:p text:style-name="P14"><text:span text:style-name="Source_20_Text"><text:span text:style-name="T7"/></text:span></text:p>
      <text:p text:style-name="P14"><text:span text:style-name="Source_20_Text"><text:span text:style-name="T7">The name "blob" is further borrowed by the deep learning software Caffe to represent multi-dimensional arrays.</text:span></text:span></text:p>
      <text:p text:style-name="P14"><text:span text:style-name="Source_20_Text"><text:span text:style-name="T7"/></text:span></text:p>
      <text:p text:style-name="P14"><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84">binary blob</text:span></text:span><text:span text:style-name="Source_20_Text"><text:span text:style-name="T7"> is common, even though the first letter in the </text:span></text:span><text:span text:style-name="Source_20_Text"><text:span text:style-name="T84">blob</text:span></text:span><text:span text:style-name="Source_20_Text"><text:span text:style-name="T7"> abbreviation already stands for </text:span></text:span><text:span text:style-name="Source_20_Text"><text:span text:style-name="T84">binary</text:span></text:span><text:span text:style-name="Source_20_Text"><text:span text:style-name="T7">.</text:span></text:span></text:p>
      <text:p text:style-name="P14"><text:span text:style-name="Source_20_Text"><text:span text:style-name="T7"/></text:span></text:p>
      <text:p text:style-name="P14"><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5"><text:span text:style-name="Source_20_Text"><text:span text:style-name="T8">a.You will have a </text:span></text:span><text:span text:style-name="Source_20_Text"><text:span text:style-name="Emphasis"><text:span text:style-name="T79">file</text:span></text:span></text:span><text:span text:style-name="Source_20_Text"><text:span text:style-name="T8"> on disk, named hello.jpg, which contains the JPEG data</text:span></text:span></text:p>
      <text:p text:style-name="P15"><text:span text:style-name="Source_20_Text"><text:span text:style-name="T8">b.You will have a </text:span></text:span><text:span text:style-name="Source_20_Text"><text:span text:style-name="Emphasis"><text:span text:style-name="T79">blob</text:span></text:span></text:span><text:span text:style-name="Source_20_Text"><text:span text:style-name="T8"> in your Git object database, named with the hash of its contents, which contains the </text:span></text:span><text:span text:style-name="Source_20_Text"><text:span text:style-name="Emphasis"><text:span text:style-name="T79">exact same</text:span></text:span></text:span><text:span text:style-name="Source_20_Text"><text:span text:style-name="T8"> JPEG data in the same format.</text:span></text:span></text:p>
      <text:p text:style-name="P15"><text:span text:style-name="Source_20_Text"><text:span text:style-name="T8"/></text:span></text:p>
      <text:p text:style-name="P16"><text:span text:style-name="Source_20_Text"><text:span text:style-name="T9">BLOBs in Git helps store data of all types of formats, it could be images, textfiles or anything else. It’s easy to have just one file format, i.e. BLOB, instead of having many.</text:span></text:span></text:p>
      <text:p text:style-name="P16"><text:span text:style-name="Source_20_Text"><text:span text:style-name="T9"/></text:span></text:p>
      <text:p text:style-name="P17"><text:span text:style-name="Source_20_Text"><text:span text:style-name="T46"/></text:span></text:p>
      <text:h text:style-name="Heading_20_3" text:outline-level="3"><text:bookmark-start text:name="__RefHeading___Toc4956_883239861"/><text:span text:style-name="Source_20_Text"><text:span text:style-name="T86">DIFFEREN</text:span></text:span><text:span text:style-name="Source_20_Text"><text:span text:style-name="T87">T</text:span></text:span><text:span text:style-name="Source_20_Text"><text:span text:style-name="T86"> FROM SVN:</text:span></text:span><text:bookmark-end text:name="__RefHeading___Toc4956_883239861"/></text:h>
      <text:p text:style-name="P17"><text:span text:style-name="Source_20_Text"><text:span text:style-name="T10">Subversion, CVS, Perforce, Mercurial and the like all use </text:span></text:span><text:span text:style-name="Source_20_Text"><text:span text:style-name="Emphasis"><text:span text:style-name="T80">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7"><text:span text:style-name="Source_20_Text"><text:span text:style-name="T10"/></text:span></text:p>
      <text:h text:style-name="Heading_20_3" text:outline-level="3"><text:bookmark-start text:name="__RefHeading___Toc4958_883239861"/><text:span text:style-name="Source_20_Text"><text:span text:style-name="T88">THE BLOB OBJECT </text:span></text:span><text:span text:style-name="Source_20_Text"><text:span text:style-name="T89">IN GIT </text:span></text:span><text:span text:style-name="Source_20_Text"><text:span text:style-name="T91">(USING GIT SHOW)</text:span></text:span><text:span text:style-name="Source_20_Text"><text:span text:style-name="T88">:</text:span></text:span><text:bookmark-end text:name="__RefHeading___Toc4958_883239861"/></text:h>
      <text:p text:style-name="P18"><text:span text:style-name="Source_20_Text"><text:span text:style-name="T11">A blob generally stores the contents of a file.</text:span></text:span></text:p>
      <text:p text:style-name="P18"><text:span text:style-name="Source_20_Text"><text:span text:style-name="T11"/></text:span></text:p>
      <text:p text:style-name="P18"><text:span text:style-name="Source_20_Text"><text:span text:style-name="T11">You can use </text:span></text:span><text:span text:style-name="Source_20_Text"><text:span text:style-name="T47">git show</text:span></text:span><text:span text:style-name="Source_20_Text"><text:span text:style-name="T11"> to examine the contents of any blob. Assuming we have the SHA for a blob, we can examine its contents like this:</text:span></text:span></text:p>
      <text:p text:style-name="P9"><text:span text:style-name="Source_20_Text"><text:span text:style-name="T6"/></text:span></text:p>
      <text:p text:style-name="P47"><text:span text:style-name="Source_20_Text"><text:span text:style-name="T50">$ git show 6ff87c4664</text:span></text:span></text:p>
      <text:p text:style-name="P9"><text:span text:style-name="Source_20_Text"><text:span text:style-name="T6"/></text:span></text:p>
      <text:p text:style-name="P9"><text:soft-page-break/><text:span text:style-name="Source_20_Text"><text:span text:style-name="T6">A "blob" object is nothing but a chunk of binary data. It doesn't refer to anything else or have attributes of any kind, not even a file name.</text:span></text:span></text:p>
      <text:p text:style-name="P9"><text:span text:style-name="Source_20_Text"><text:span text:style-name="T6"/></text:span></text:p>
      <text:p text:style-name="P9"><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9"><text:span text:style-name="Source_20_Text"><text:span text:style-name="T6"/></text:span></text:p>
      <text:h text:style-name="Heading_20_3" text:outline-level="3"><text:bookmark-start text:name="__RefHeading___Toc4960_883239861"/><text:span text:style-name="Source_20_Text"><text:span text:style-name="T90">THE TREE OBJECT </text:span></text:span><text:span text:style-name="Source_20_Text"><text:span text:style-name="T89">IN GIT </text:span></text:span><text:span text:style-name="Source_20_Text"><text:span text:style-name="T92">(USING </text:span></text:span><text:span text:style-name="Source_20_Text"><text:span text:style-name="T93">GIT </text:span></text:span><text:span text:style-name="Source_20_Text"><text:span text:style-name="T92">LS-TREE)</text:span></text:span><text:span text:style-name="Source_20_Text"><text:span text:style-name="T90">:</text:span></text:span><text:bookmark-end text:name="__RefHeading___Toc4960_883239861"/></text:h>
      <text:p text:style-name="P19"><text:span text:style-name="Source_20_Text"><text:span text:style-name="T12">A tree is a simple object that has a bunch of pointers to blobs and other trees - it generally represents the contents of a directory or subdirectory.</text:span></text:span></text:p>
      <text:p text:style-name="P19"><text:span text:style-name="Source_20_Text"><text:span text:style-name="T12"/></text:span></text:p>
      <text:p text:style-name="P19"><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19"><text:span text:style-name="Source_20_Text"><text:span text:style-name="T12"/></text:span></text:p>
      <text:p text:style-name="P48"><text:span text:style-name="Source_20_Text"><text:span text:style-name="T49">$ git ls-tree fb3a8bdd0ce</text:span></text:span></text:p>
      <text:p text:style-name="P20"><text:span text:style-name="Source_20_Text"><text:span text:style-name="T13"/></text:span></text:p>
      <text:p text:style-name="P19"><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19"><text:span text:style-name="Source_20_Text"><text:span text:style-name="T12"/></text:span></text:p>
      <text:p text:style-name="P19"><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19"><text:span text:style-name="Source_20_Text"><text:span text:style-name="T12"/></text:span></text:p>
      <text:p text:style-name="P19"><text:span text:style-name="Source_20_Text"><text:span text:style-name="T12">Note that the files all have mode 644 or 755: git actually only pays attention to the executable bit.</text:span></text:span></text:p>
      <text:p text:style-name="P19"><text:span text:style-name="Source_20_Text"><text:span text:style-name="T12"/></text:span></text:p>
      <text:p text:style-name="P19"><text:span text:style-name="Source_20_Text"><text:span text:style-name="T12"/></text:span></text:p>
      <text:h text:style-name="Heading_20_3" text:outline-level="3"><text:bookmark-start text:name="__RefHeading___Toc4962_883239861"/><text:span text:style-name="Source_20_Text"><text:span text:style-name="T120">THE COMMIT OBJECT IN GIT:</text:span></text:span><text:bookmark-end text:name="__RefHeading___Toc4962_883239861"/></text:h>
      <text:p text:style-name="P21"><text:span text:style-name="Source_20_Text"><text:span text:style-name="T14">The "commit" object links a physical state of a tree with a description of how we got there and why.</text:span></text:span></text:p>
      <text:p text:style-name="P21"><text:span text:style-name="Source_20_Text"><text:span text:style-name="T14"/></text:span></text:p>
      <text:p text:style-name="P21"><text:span text:style-name="Source_20_Text"><text:span text:style-name="T14">You can use the --pretty=raw option to git show or git log to examine your favorite commit:</text:span></text:span></text:p>
      <text:p text:style-name="P21"><text:span text:style-name="Source_20_Text"><text:span text:style-name="T14"/></text:span></text:p>
      <text:p text:style-name="Standard"><text:span text:style-name="Source_20_Text"><text:span text:style-name="T48">$ git show -s --pretty=raw 2be7fcb476</text:span></text:span></text:p>
      <text:p text:style-name="P49"><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75">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75">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oft-page-break/><text:span text:style-name="Source_20_Text"><text:span text:style-name="T15">c.an </text:span></text:span><text:span text:style-name="Source_20_Text"><text:span text:style-name="Strong_20_Emphasis"><text:span text:style-name="T75">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75">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75">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0"><text:span text:style-name="Source_20_Text"><text:span text:style-name="T15"/></text:span></text:p>
      <text:h text:style-name="Heading_20_3" text:outline-level="3"><text:bookmark-start text:name="__RefHeading___Toc4964_883239861"/><text:span text:style-name="Source_20_Text"><text:span text:style-name="T120">THE TAG OBJECT IN GIT </text:span></text:span><text:span text:style-name="Source_20_Text"><text:span text:style-name="T121">(USING GIT CAT-FILE)</text:span></text:span><text:span text:style-name="Source_20_Text"><text:span text:style-name="T120">:</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1">$ git cat-file tag v1.5.0</text:span></text:span></text:p>
      <text:p text:style-name="Standard"><text:span text:style-name="Source_20_Text"><text:span text:style-name="T15"/></text:span></text:p>
      <text:p text:style-name="Standard"><text:span text:style-name="Source_20_Text"><text:span text:style-name="T15">T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1"><text:span text:style-name="Source_20_Text"><text:span text:style-name="T16"/></text:span></text:p>
      <text:h text:style-name="P58" text:outline-level="1"><text:bookmark-start text:name="__RefHeading___Toc4966_883239861"/><text:span text:style-name="Source_20_Text"><text:span text:style-name="T107">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68_883239861"/><text:span text:style-name="Source_20_Text"><text:span text:style-name="T94">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1">$&gt;git status</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70_883239861"/><text:soft-page-break/><text:span text:style-name="Source_20_Text"><text:span text:style-name="T94">GIT CONFIG</text:span></text:span><text:bookmark-end text:name="__RefHeading___Toc4970_883239861"/></text:h>
      <text:p text:style-name="P45"><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1">$ git config --global user.name "Scott Chacon"</text:span></text:span></text:p>
      <text:p text:style-name="Standard"><text:span text:style-name="Source_20_Text"><text:span text:style-name="T51">$ git config --global user.email "</text:span></text:span><text:span text:style-name="Source_20_Text">schacon@gmail.com</text:span><text:span text:style-name="Source_20_Text"><text:span text:style-name="T51">"</text:span></text:span></text:p>
      <text:p text:style-name="Standard"><text:span text:style-name="Source_20_Text"><text:span text:style-name="T51"/></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81">git config</text:span></text:span></text:span><text:span text:style-name="Source_20_Text"><text:span text:style-name="T15"> command without the </text:span></text:span><text:span text:style-name="Source_20_Text"><text:span text:style-name="Emphasis"><text:span text:style-name="T81">--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81">.git/config</text:span></text:span></text:span><text:span text:style-name="Source_20_Text"><text:span text:style-name="T15"> file in your project's root directory.</text:span></text:span></text:p>
      <text:p text:style-name="Standard"><text:span text:style-name="Source_20_Text"><text:span text:style-name="T15"/></text:span></text:p>
      <text:p text:style-name="Standard"><text:span text:style-name="Source_20_Text"><text:span text:style-name="T51"/></text:span></text:p>
      <text:h text:style-name="P58" text:outline-level="1"><text:bookmark-start text:name="__RefHeading___Toc4972_883239861"/><text:span text:style-name="Source_20_Text"><text:span text:style-name="T107">CLONING A REPOSITORY – </text:span></text:span><text:span text:style-name="Source_20_Text"><text:span text:style-name="T115">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1">git clone </text:span></text:span><text:span text:style-name="Source_20_Text">http://www.kernel.org/pub/scm/git/git.git</text:span></text:p>
      <text:p text:style-name="Standard"><text:span text:style-name="Source_20_Text"><text:span text:style-name="T51"/></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p text:style-name="Standard"><text:span text:style-name="Source_20_Text"><text:span text:style-name="T51"/></text:span></text:p>
      <text:h text:style-name="P58" text:outline-level="1"><text:bookmark-start text:name="__RefHeading___Toc4974_883239861"/><text:span text:style-name="Source_20_Text"><text:span text:style-name="T95">INITIALIZING A REP</text:span></text:span><text:span text:style-name="Source_20_Text"><text:span text:style-name="T104">O - </text:span></text:span><text:span text:style-name="Source_20_Text"><text:span text:style-name="T96">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1">$ tar xzf project.tar.gz</text:span></text:span></text:p>
      <text:p text:style-name="Preformatted_20_Text"><text:span text:style-name="Source_20_Text"><text:span text:style-name="T51">$ cd project</text:span></text:span></text:p>
      <text:p text:style-name="P53"><text:span text:style-name="Source_20_Text"><text:span text:style-name="T51">$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oft-page-break/><text:span text:style-name="Source_20_Text"><text:span text:style-name="T15"/></text:span></text:p>
      <text:p text:style-name="Standard"><text:span text:style-name="Source_20_Text"><text:span text:style-name="T15"/></text:span></text:p>
      <text:h text:style-name="P58" text:outline-level="1"><text:bookmark-start text:name="__RefHeading___Toc4976_883239861"/><text:span text:style-name="Source_20_Text"><text:span text:style-name="T98">NORMAL WORKFLOW – </text:span></text:span><text:span text:style-name="Source_20_Text"><text:span text:style-name="T97">GIT ADD, DIFF, STATUS, COMMIT</text:span></text:span><text:bookmark-end text:name="__RefHeading___Toc4976_883239861"/></text:h>
      <text:p text:style-name="P23"><text:span text:style-name="Source_20_Text"><text:span text:style-name="T18">Modify some files, then add their updated contents to the index:</text:span></text:span></text:p>
      <text:p text:style-name="P23"><text:span text:style-name="Source_20_Text"><text:span text:style-name="T18"/></text:span></text:p>
      <text:p text:style-name="Standard"><text:span text:style-name="Source_20_Text"><text:span text:style-name="T52">$ git add file1 file2 file3</text:span></text:span></text:p>
      <text:p text:style-name="P52"><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2">$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2">$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2">$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2">$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2"/></text:span></text:p>
      <text:h text:style-name="Heading_20_2" text:outline-level="2"><text:bookmark-start text:name="__RefHeading___Toc4978_883239861"/><text:span text:style-name="Source_20_Text"><text:span text:style-name="T105">GIT TRACKS CONTENT NOT FILES</text:span></text:span><text:span text:style-name="Source_20_Text"><text:span text:style-name="T106">:</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58" text:outline-level="1"><text:bookmark-start text:name="__RefHeading___Toc4980_883239861"/><text:soft-page-break/><text:span text:style-name="Source_20_Text"><text:span text:style-name="T98">BASIC BRANCHING AND MERGING – </text:span></text:span><text:span text:style-name="Source_20_Text"><text:span text:style-name="T99">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2">$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2">$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2">experimental</text:span></text:span></text:p>
      <text:p text:style-name="Standard"><text:span text:style-name="Source_20_Text"><text:span text:style-name="T52">*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2">$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2">(edit file)</text:span></text:span></text:p>
      <text:p text:style-name="Standard"><text:span text:style-name="Source_20_Text"><text:span text:style-name="T52">$ git commit -a</text:span></text:span></text:p>
      <text:p text:style-name="Standard"><text:span text:style-name="Source_20_Text"><text:span text:style-name="T52">$ git checkout master</text:span></text:span></text:p>
      <text:p text:style-name="Standard"><text:span text:style-name="Source_20_Text"><text:span text:style-name="T52"/></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2">(edit file)</text:span></text:span></text:p>
      <text:p text:style-name="Standard"><text:span text:style-name="Source_20_Text"><text:span text:style-name="T52">$ git commit -a</text:span></text:span></text:p>
      <text:p text:style-name="Standard"><text:span text:style-name="Source_20_Text"><text:span text:style-name="T52"/></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2">$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2">$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2">$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2">$ gitk</text:span></text:span></text:p>
      <text:p text:style-name="Standard"><text:span text:style-name="Source_20_Text"><text:span text:style-name="T18"/></text:span></text:p>
      <text:p text:style-name="Standard"><text:soft-page-break/><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2">$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2">$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17">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53"><text:span text:style-name="Source_20_Text"><text:span text:style-name="T18">$ git merge branchname</text:span></text:span></text:p>
      <text:p text:style-name="Standard"><text:span text:style-name="Source_20_Text"><text:span text:style-name="T52">$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2"/></text:span></text:p>
      <text:h text:style-name="Heading_20_2" text:outline-level="2"><text:bookmark-start text:name="__RefHeading___Toc4984_883239861"/><text:span text:style-name="Source_20_Text"><text:span text:style-name="T117">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2">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2">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2">(edit file)</text:span></text:span></text:p>
      <text:p text:style-name="Standard"><text:span text:style-name="Source_20_Text"><text:span text:style-name="T52">$ git add file.txt</text:span></text:span></text:p>
      <text:p text:style-name="Standard"><text:span text:style-name="Source_20_Text"><text:span text:style-name="T52">$ git commit</text:span></text:span></text:p>
      <text:p text:style-name="Standard"><text:soft-page-break/><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17">UNDOING A MERGE – </text:span></text:span><text:span text:style-name="Source_20_Text"><text:span text:style-name="T118">GIT RESET</text:span></text:span><text:span text:style-name="Source_20_Text"><text:span text:style-name="T117">:</text:span></text:span><text:bookmark-end text:name="__RefHeading___Toc4986_883239861"/></text:h>
      <text:p text:style-name="P24"><text:span text:style-name="Source_20_Text"><text:span text:style-name="T19">If you get stuck and decide to just give up and throw the whole mess away, you can always return to the pre-merge state with</text:span></text:span></text:p>
      <text:p text:style-name="P24"><text:span text:style-name="Source_20_Text"><text:span text:style-name="T19"/></text:span></text:p>
      <text:p text:style-name="Standard"><text:span text:style-name="Source_20_Text"><text:span text:style-name="T53">$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3">$ git reset --hard ORIG_HEAD</text:span></text:span></text:p>
      <text:p text:style-name="Standard"><text:span text:style-name="Source_20_Text"><text:span text:style-name="T19"/></text:span></text:p>
      <text:p text:style-name="Standard"><text:span text:style-name="Source_20_Text"><text:span text:style-name="T53">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3"/></text:span></text:p>
      <text:p text:style-name="P24"><text:span text:style-name="Source_20_Text"><text:span text:style-name="T19"/></text:span></text:p>
      <text:h text:style-name="Heading_20_2" text:outline-level="2"><text:bookmark-start text:name="__RefHeading___Toc4988_883239861"/><text:span text:style-name="Source_20_Text"><text:span text:style-name="T117">FAST-FORWARD MERGES:</text:span></text:span><text:bookmark-end text:name="__RefHeading___Toc4988_883239861"/></text:h>
      <text:p text:style-name="P25"><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5"><text:span text:style-name="Source_20_Text"><text:span text:style-name="T20"/></text:span></text:p>
      <text:p text:style-name="P25"><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5"><text:span text:style-name="Source_20_Text"><text:span text:style-name="T20"/></text:span></text:p>
      <text:p text:style-name="Standard"><text:span text:style-name="Source_20_Text"><text:span text:style-name="T54"/></text:span></text:p>
      <text:h text:style-name="P58" text:outline-level="1"><text:bookmark-start text:name="__RefHeading___Toc4990_883239861"/><text:span text:style-name="Source_20_Text"><text:span text:style-name="T107">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54">$ git log v2.5.. <text:s text:c="7"/># commits since (not reachable from) v2.5</text:span></text:span></text:p>
      <text:p text:style-name="Standard"><text:span text:style-name="Source_20_Text"><text:span text:style-name="T54">$ git log test..master <text:s/># commits reachable from master but not test</text:span></text:span></text:p>
      <text:p text:style-name="Standard"><text:span text:style-name="Source_20_Text"><text:span text:style-name="T54">$ git log master..test <text:s/># commits reachable from test but not master</text:span></text:span></text:p>
      <text:p text:style-name="Standard"><text:span text:style-name="Source_20_Text"><text:span text:style-name="T54">$ git log master...test # commits reachable from either test or</text:span></text:span></text:p>
      <text:p text:style-name="Standard"><text:span text:style-name="Source_20_Text"><text:span text:style-name="T54"><text:s text:c="24"/># <text:s text:c="3"/>master, but not both</text:span></text:span></text:p>
      <text:p text:style-name="Standard"><text:span text:style-name="Source_20_Text"><text:span text:style-name="T54">$ git log --since="2 weeks ago" # commits from the last 2 weeks</text:span></text:span></text:p>
      <text:p text:style-name="Standard"><text:span text:style-name="Source_20_Text"><text:span text:style-name="T54">$ git log Makefile <text:s text:c="5"/># commits that modify Makefile</text:span></text:span></text:p>
      <text:p text:style-name="Standard"><text:span text:style-name="Source_20_Text"><text:span text:style-name="T54">$ git log fs/ <text:s text:c="10"/># commits that modify any file under fs/</text:span></text:span></text:p>
      <text:p text:style-name="Standard"><text:span text:style-name="Source_20_Text"><text:span text:style-name="T54">$ git log -S'foo()' <text:s text:c="4"/># commits that add or remove any file data</text:span></text:span></text:p>
      <text:p text:style-name="Standard"><text:span text:style-name="Source_20_Text"><text:span text:style-name="T54"><text:s text:c="24"/># matching the string 'foo()'</text:span></text:span></text:p>
      <text:p text:style-name="Standard"><text:span text:style-name="Source_20_Text"><text:span text:style-name="T54">$ git log --no-merges <text:s text:c="2"/># dont show merge commits</text:span></text:span></text:p>
      <text:p text:style-name="Standard"><text:span text:style-name="Source_20_Text"><text:span text:style-name="T54"/></text:span></text:p>
      <text:p text:style-name="P25"><text:span text:style-name="Source_20_Text"><text:span text:style-name="T20">And of course you can combine all of these; the following finds commits since v2.5 which touch the Makefile or any file under fs:</text:span></text:span></text:p>
      <text:p text:style-name="P25"><text:soft-page-break/><text:span text:style-name="Source_20_Text"><text:span text:style-name="T20"/></text:span></text:p>
      <text:p text:style-name="Standard"><text:span text:style-name="Source_20_Text"><text:span text:style-name="T54">$ git log v2.5.. Makefile fs/</text:span></text:span></text:p>
      <text:p text:style-name="Standard"><text:span text:style-name="Source_20_Text"><text:span text:style-name="T54"/></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54">$ git log -p</text:span></text:span></text:p>
      <text:p text:style-name="Standard"><text:span text:style-name="Source_20_Text"><text:span text:style-name="T54"/></text:span></text:p>
      <text:p text:style-name="P26"><text:span text:style-name="Source_20_Text"><text:span text:style-name="T55"/></text:span></text:p>
      <text:h text:style-name="Heading_20_2" text:outline-level="2"><text:bookmark-start text:name="__RefHeading___Toc4992_883239861"/><text:span text:style-name="Source_20_Text"><text:span text:style-name="T117">LOG STATS:</text:span></text:span><text:bookmark-end text:name="__RefHeading___Toc4992_883239861"/></text:h>
      <text:p text:style-name="P26"><text:span text:style-name="Source_20_Text"><text:span text:style-name="T21">If you pass the --stat option to 'git log', it will show you which files have changed in that commit and how many lines were added and removed from each.</text:span></text:span></text:p>
      <text:p text:style-name="P26"><text:span text:style-name="Source_20_Text"><text:span text:style-name="T21"/></text:span></text:p>
      <text:p text:style-name="Standard"><text:span text:style-name="Source_20_Text"><text:span text:style-name="T55">$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17">FORMATTING THE LOG:</text:span></text:span><text:bookmark-end text:name="__RefHeading___Toc4994_883239861"/></text:h>
      <text:p text:style-name="P26"><text:span text:style-name="Source_20_Text"><text:span text:style-name="T21">You can also format the log output almost however you want. The '--pretty' option can take a number of preset formats, such as 'oneline':</text:span></text:span></text:p>
      <text:p text:style-name="P26"><text:span text:style-name="Source_20_Text"><text:span text:style-name="T21"/></text:span></text:p>
      <text:p text:style-name="Standard"><text:span text:style-name="Source_20_Text"><text:span text:style-name="T55">$ git log --pretty=oneline</text:span></text:span></text:p>
      <text:p text:style-name="P26"><text:span text:style-name="Source_20_Text"><text:span text:style-name="T21"/></text:span></text:p>
      <text:p text:style-name="P26"><text:span text:style-name="Source_20_Text"><text:span text:style-name="T21">or you can do 'short' format:</text:span></text:span></text:p>
      <text:p text:style-name="P26"><text:span text:style-name="Source_20_Text"><text:span text:style-name="T21"/></text:span></text:p>
      <text:p text:style-name="Standard"><text:span text:style-name="Source_20_Text"><text:span text:style-name="T55">$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55">$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6"><text:span text:style-name="Source_20_Text"><text:span text:style-name="T21"/></text:span></text:p>
      <text:h text:style-name="Heading_20_2" text:outline-level="2"><text:bookmark-start text:name="__RefHeading___Toc4996_883239861"/><text:span text:style-name="Source_20_Text"><text:span text:style-name="T117">ORDERING THE LOG:</text:span></text:span><text:bookmark-end text:name="__RefHeading___Toc4996_883239861"/></text:h>
      <text:p text:style-name="P27"><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27"><text:span text:style-name="Source_20_Text"><text:span text:style-name="T22"/></text:span></text:p>
      <text:p text:style-name="P27"><text:span text:style-name="Source_20_Text"><text:span text:style-name="T22">By default, the commits are shown in reverse chronological order.</text:span></text:span></text:p>
      <text:p text:style-name="P27"><text:span text:style-name="Source_20_Text"><text:span text:style-name="T22"/></text:span></text:p>
      <text:p text:style-name="P27"><text:span text:style-name="Source_20_Text"><text:span text:style-name="T22">However, you can also specify '--topo-order', which makes the commits appear in topological order (i.e. descendant commits are shown before their parents).</text:span></text:span></text:p>
      <text:p text:style-name="P27"><text:span text:style-name="Source_20_Text"><text:span text:style-name="T22"/></text:span></text:p>
      <text:p text:style-name="Standard"><text:span text:style-name="Source_20_Text"><text:span text:style-name="T56">$ git log --pretty=format:'%h : %s' --topo-order --graph</text:span></text:span></text:p>
      <text:p text:style-name="P27"><text:soft-page-break/><text:span text:style-name="Source_20_Text"><text:span text:style-name="T22"/></text:span></text:p>
      <text:p text:style-name="P26"><text:span text:style-name="Source_20_Text"><text:span text:style-name="T22">You can also use '--date-order', which orders the commits primarily by commit date.</text:span></text:span></text:p>
      <text:p text:style-name="P26"><text:span text:style-name="Source_20_Text"><text:span text:style-name="T22"/></text:span></text:p>
      <text:p text:style-name="Standard"><text:span text:style-name="Source_20_Text"><text:span text:style-name="T56">$ git log --pretty=format:'%h : %s' --date-order --graph</text:span></text:span></text:p>
      <text:p text:style-name="P26"><text:span text:style-name="Source_20_Text"><text:span text:style-name="T22"/></text:span></text:p>
      <text:p text:style-name="P26"><text:span text:style-name="Source_20_Text"><text:span text:style-name="T22">Lastly, you can reverse the order of the log with the '--reverse' option.</text:span></text:span></text:p>
      <text:p text:style-name="P25"><text:span text:style-name="Source_20_Text"><text:span text:style-name="T22"/></text:span></text:p>
      <text:p text:style-name="Standard"><text:span text:style-name="Source_20_Text"><text:span text:style-name="T22"/></text:span></text:p>
      <text:h text:style-name="P58" text:outline-level="1"><text:bookmark-start text:name="__RefHeading___Toc4998_883239861"/><text:span text:style-name="Source_20_Text"><text:span text:style-name="T107">GIT DIFFs:</text:span></text:span><text:bookmark-end text:name="__RefHeading___Toc4998_883239861"/></text:h>
      <text:p text:style-name="P28"><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28"><text:span text:style-name="Source_20_Text"><text:span text:style-name="T57"/></text:span></text:p>
      <text:p text:style-name="P28"><text:span text:style-name="Source_20_Text"><text:span text:style-name="T23">You will commonly use git diff for figuring out differences between your last commit, your index, and your current working directory. A common use is to simply run</text:span></text:span></text:p>
      <text:p text:style-name="P28"><text:span text:style-name="Source_20_Text"><text:span text:style-name="T23"/></text:span></text:p>
      <text:p text:style-name="Standard"><text:span text:style-name="Source_20_Text"><text:span text:style-name="T57">$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57">$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57">$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57">$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57">$&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4"><text:span text:style-name="Source_20_Text"><text:span text:style-name="T23">You can generate diffs between any two versions of your project using:</text:span></text:span></text:p>
      <text:p text:style-name="P24"><text:span text:style-name="Source_20_Text"><text:span text:style-name="T23"/></text:span></text:p>
      <text:p text:style-name="Standard"><text:span text:style-name="Source_20_Text"><text:span text:style-name="T57">$ git diff master..test</text:span></text:span></text:p>
      <text:p text:style-name="Standard"><text:span text:style-name="Source_20_Text"><text:span text:style-name="T23"/></text:span></text:p>
      <text:p text:style-name="Standard"><text:soft-page-break/><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57">$ git diff master...test</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0_883239861"/><text:span text:style-name="Source_20_Text"><text:span text:style-name="T107">DISTRIBUTED WORKFLOWS -</text:span></text:span><text:span text:style-name="Source_20_Text"><text:span text:style-name="T109"> </text:span></text:span><text:span text:style-name="Source_20_Text"><text:span text:style-name="T108">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57">$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57">(edit files)</text:span></text:span></text:p>
      <text:p text:style-name="Standard"><text:span text:style-name="Source_20_Text"><text:span text:style-name="T57">$ git commit -a</text:span></text:span></text:p>
      <text:p text:style-name="Standard"><text:span text:style-name="Source_20_Text"><text:span text:style-name="T57">(repeat as necessary)</text:span></text:span></text:p>
      <text:p text:style-name="Standard"><text:span text:style-name="Source_20_Text"><text:span text:style-name="T57"/></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57">$ cd /home/alice/project</text:span></text:span></text:p>
      <text:p text:style-name="Standard"><text:span text:style-name="Source_20_Text"><text:span text:style-name="T57">$ git pull /home/bob/myrepo master</text:span></text:span></text:p>
      <text:p text:style-name="Standard"><text:span text:style-name="Source_20_Text"><text:span text:style-name="T57"/></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57">$ git remote add bob /home/bob/myrepo</text:span></text:span></text:p>
      <text:p text:style-name="Standard"><text:span text:style-name="Source_20_Text"><text:span text:style-name="T57"/></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57">$ git fetch bob</text:span></text:span></text:p>
      <text:p text:style-name="Standard"><text:span text:style-name="Source_20_Text"><text:span text:style-name="T57"/></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oft-page-break/><text:span text:style-name="Source_20_Text"><text:span text:style-name="T23"/></text:span></text:p>
      <text:p text:style-name="Standard"><text:span text:style-name="Source_20_Text"><text:span text:style-name="T57">$ git log -p master..bob/master</text:span></text:span></text:p>
      <text:p text:style-name="Standard"><text:span text:style-name="Source_20_Text"><text:span text:style-name="T57"/></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57">$ git merge bob/master</text:span></text:span></text:p>
      <text:p text:style-name="Standard"><text:span text:style-name="Source_20_Text"><text:span text:style-name="T57"/></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57">$ git pull . remotes/bob/master</text:span></text:span></text:p>
      <text:p text:style-name="Standard"><text:span text:style-name="Source_20_Text"><text:span text:style-name="T57"/></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57">$ git pull</text:span></text:span></text:p>
      <text:p text:style-name="Standard"><text:span text:style-name="Source_20_Text"><text:span text:style-name="T57"/></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57">$ git config --get remote.origin.url</text:span></text:span></text:p>
      <text:p text:style-name="Standard"><text:span text:style-name="Source_20_Text"><text:span text:style-name="T57">/home/alice/project</text:span></text:span></text:p>
      <text:p text:style-name="Standard"><text:span text:style-name="Source_20_Text"><text:span text:style-name="T57"/></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57">$ git branch -r</text:span></text:span></text:p>
      <text:p text:style-name="Standard"><text:span text:style-name="Source_20_Text"><text:span text:style-name="T57"><text:s text:c="2"/>origin/master</text:span></text:span></text:p>
      <text:p text:style-name="Standard"><text:span text:style-name="Source_20_Text"><text:span text:style-name="T57"/></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57">$ git clone alice.org:/home/alice/project myrepo</text:span></text:span></text:p>
      <text:p text:style-name="Standard"><text:span text:style-name="Source_20_Text"><text:span text:style-name="T57"/></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2_883239861"/><text:span text:style-name="Source_20_Text"><text:span text:style-name="T107">PUBLIC REPOSITORY – </text:span></text:span><text:span text:style-name="Source_20_Text"><text:span text:style-name="T110">GIT PUSH</text:span></text:span><text:bookmark-end text:name="__RefHeading___Toc5002_883239861"/></text:h>
      <text:p text:style-name="P29"><text:span text:style-name="Source_20_Text"><text:span text:style-name="T24">The more common way to do this is to maintain a separate public repository (usually on a different host) for others to pull changes from. </text:span></text:span><text:soft-page-break/><text:span text:style-name="Source_20_Text"><text:span text:style-name="T24">This is usually more convenient, and allows you to cleanly separate private work in progress from publicly visible work.</text:span></text:span></text:p>
      <text:p text:style-name="P29"><text:span text:style-name="Source_20_Text"><text:span text:style-name="T24"/></text:span></text:p>
      <text:p text:style-name="P29"><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29"><text:span text:style-name="Source_20_Text"><text:span text:style-name="T24"/></text:span></text:p>
      <text:p text:style-name="P29"><text:span text:style-name="Source_20_Text"><text:span text:style-name="T24">You can publish your changes to the public repo by using </text:span></text:span><text:span text:style-name="Source_20_Text"><text:span text:style-name="T58">git push</text:span></text:span></text:p>
      <text:p text:style-name="P29"><text:span text:style-name="Source_20_Text"><text:span text:style-name="T24"/></text:span></text:p>
      <text:p text:style-name="Standard"><text:span text:style-name="Source_20_Text"><text:span text:style-name="T58">$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58">$ cat &gt;&gt;.git/config &lt;&lt;EOF</text:span></text:span></text:p>
      <text:p text:style-name="Standard"><text:span text:style-name="Source_20_Text"><text:span text:style-name="T58">[remote "public-repo"]</text:span></text:span></text:p>
      <text:p text:style-name="Standard"><text:span text:style-name="Source_20_Text"><text:span text:style-name="T58"><text:s text:c="4"/>url = ssh://yourserver.com/~you/proj.git</text:span></text:span></text:p>
      <text:p text:style-name="Standard"><text:span text:style-name="Source_20_Text"><text:span text:style-name="T58">EOF</text:span></text:span></text:p>
      <text:p text:style-name="Standard"><text:span text:style-name="Source_20_Text"><text:span text:style-name="T58"/></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58">$ git push public-repo master</text:span></text:span></text:p>
      <text:p text:style-name="Standard"><text:span text:style-name="Source_20_Text"><text:span text:style-name="T24"/></text:span></text:p>
      <text:p text:style-name="P29"><text:span text:style-name="Source_20_Text"><text:span text:style-name="T24">If a push would not result in a fast forward of the remote branch, then it will fail with an error like:</text:span></text:span></text:p>
      <text:p text:style-name="P29"><text:span text:style-name="Source_20_Text"><text:span text:style-name="T24"/></text:span></text:p>
      <text:p text:style-name="Standard"><text:span text:style-name="Source_20_Text"><text:span text:style-name="T58">error: remote 'refs/heads/master' is not an ancestor of</text:span></text:span></text:p>
      <text:p text:style-name="Standard"><text:span text:style-name="Source_20_Text"><text:span text:style-name="T58">local <text:s/>'refs/heads/master'.</text:span></text:span></text:p>
      <text:p text:style-name="Standard"><text:span text:style-name="Source_20_Text"><text:span text:style-name="T58">Maybe you are not up-to-date and need to pull first?</text:span></text:span></text:p>
      <text:p text:style-name="Standard"><text:span text:style-name="Source_20_Text"><text:span text:style-name="T58">error: failed to push to 'ssh://yourserver.com/~you/proj.git'</text:span></text:span></text:p>
      <text:p text:style-name="Standard"><text:span text:style-name="Source_20_Text"><text:span text:style-name="T58"/></text:span></text:p>
      <text:p text:style-name="P29"><text:span text:style-name="Source_20_Text"><text:span text:style-name="T24">In this case, you can either pull first or force git-push to perform the update anyway by preceding the branch name with a plus sign:</text:span></text:span></text:p>
      <text:p text:style-name="P29"><text:span text:style-name="Source_20_Text"><text:span text:style-name="T24"/></text:span></text:p>
      <text:p text:style-name="Standard"><text:span text:style-name="Source_20_Text"><text:span text:style-name="T58">$ git push ssh://yourserver.com/~you/proj.git +master</text:span></text:span></text:p>
      <text:p text:style-name="P29"><text:span text:style-name="Source_20_Text"><text:span text:style-name="T58"/></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text:span></text:span><text:soft-page-break/><text:span text:style-name="Source_20_Text"><text:span text:style-name="T24">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58" text:outline-level="1"><text:bookmark-start text:name="__RefHeading___Toc5004_883239861"/><text:span text:style-name="Source_20_Text"><text:span text:style-name="T107">GIT TAGS – </text:span></text:span><text:span text:style-name="Source_20_Text"><text:span text:style-name="T111">LIGHWEIGHT &amp; TAG OBJECTs</text:span></text:span><text:bookmark-end text:name="__RefHeading___Toc5004_883239861"/></text:h>
      <text:p text:style-name="P30"><text:span text:style-name="Source_20_Text"><text:span text:style-name="T25">We can create a tag to refer to a particular commit by running git tag with no arguments.</text:span></text:span></text:p>
      <text:p text:style-name="P30"><text:span text:style-name="Source_20_Text"><text:span text:style-name="T25"/></text:span></text:p>
      <text:p text:style-name="Standard"><text:span text:style-name="Source_20_Text"><text:span text:style-name="T59">$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59">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59">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59">$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1"><text:span text:style-name="Source_20_Text"><text:span text:style-name="T25">If you have a </text:span></text:span><text:span text:style-name="Source_20_Text"><text:span text:style-name="T59">GPG key</text:span></text:span><text:span text:style-name="Source_20_Text"><text:span text:style-name="T25"> setup, you can create signed tags fairly easily. First, you will probably want to setup your key id</text:span></text:span></text:p>
      <text:p text:style-name="P31"><text:span text:style-name="Source_20_Text"><text:span text:style-name="T25"/></text:span></text:p>
      <text:p text:style-name="Standard"><text:span text:style-name="Source_20_Text"><text:span text:style-name="T59">$ git config (--global) user.signingkey &lt;gpg-key-id&gt;</text:span></text:span></text:p>
      <text:p text:style-name="Standard"><text:span text:style-name="Source_20_Text"><text:span text:style-name="T59"/></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59">$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59">$ git tag -u &lt;gpg-key-id&gt; stable-1 1b2e1d63ff</text:span></text:span></text:p>
      <text:p text:style-name="Standard"><text:span text:style-name="Source_20_Text"><text:span text:style-name="T59"/></text:span></text:p>
      <text:p text:style-name="P32"><text:span text:style-name="Source_20_Text"><text:span text:style-name="T60"/></text:span></text:p>
      <text:h text:style-name="P58" text:outline-level="1"><text:bookmark-start text:name="__RefHeading___Toc5006_883239861"/><text:span text:style-name="Source_20_Text"><text:span text:style-name="T107">IGNORING FILES - .</text:span></text:span><text:span text:style-name="Source_20_Text"><text:span text:style-name="T116">GITIGNORE</text:span></text:span><text:bookmark-end text:name="__RefHeading___Toc5006_883239861"/></text:h>
      <text:p text:style-name="P32"><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2"><text:span text:style-name="Source_20_Text"><text:span text:style-name="T26"/></text:span></text:p>
      <text:p text:style-name="P32"><text:soft-page-break/><text:span text:style-name="Source_20_Text"><text:span text:style-name="T26">You can tell git to ignore certain files by creating a file called .gitignore in the top level of your working directory, with contents such as:</text:span></text:span></text:p>
      <text:p text:style-name="P32"><text:span text:style-name="Source_20_Text"><text:span text:style-name="T26"/></text:span></text:p>
      <text:p text:style-name="Standard"><text:span text:style-name="Source_20_Text"><text:span text:style-name="T60"># Lines starting with '#' are considered comments.</text:span></text:span></text:p>
      <text:p text:style-name="Standard"><text:span text:style-name="Source_20_Text"><text:span text:style-name="T60"># Ignore any file named foo.txt.</text:span></text:span></text:p>
      <text:p text:style-name="Standard"><text:span text:style-name="Source_20_Text"><text:span text:style-name="T60">foo.txt</text:span></text:span></text:p>
      <text:p text:style-name="Standard"><text:span text:style-name="Source_20_Text"><text:span text:style-name="T60"># Ignore (generated) html files,</text:span></text:span></text:p>
      <text:p text:style-name="Standard"><text:span text:style-name="Source_20_Text"><text:span text:style-name="T60">*.html</text:span></text:span></text:p>
      <text:p text:style-name="Standard"><text:span text:style-name="Source_20_Text"><text:span text:style-name="T60"># except foo.html which is maintained by hand.</text:span></text:span></text:p>
      <text:p text:style-name="Standard"><text:span text:style-name="Source_20_Text"><text:span text:style-name="T60">!foo.html</text:span></text:span></text:p>
      <text:p text:style-name="Standard"><text:span text:style-name="Source_20_Text"><text:span text:style-name="T60"># Ignore objects and archives.</text:span></text:span></text:p>
      <text:p text:style-name="Standard"><text:span text:style-name="Source_20_Text"><text:span text:style-name="T60">*.[oa]</text:span></text:span></text:p>
      <text:p text:style-name="P32"><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58" text:outline-level="1"><text:bookmark-start text:name="__RefHeading___Toc5008_883239861"/><text:span text:style-name="Source_20_Text"><text:span text:style-name="T107">REBASING – </text:span></text:span><text:span text:style-name="Source_20_Text"><text:span text:style-name="T112">GIT CHECKOUT, REBASE</text:span></text:span><text:bookmark-end text:name="__RefHeading___Toc5008_883239861"/></text:h>
      <text:p text:style-name="P33"><text:span text:style-name="Source_20_Text"><text:span text:style-name="T27">Suppose that you create a branch "mywork" on a remote-tracking branch "origin".</text:span></text:span></text:p>
      <text:p text:style-name="P33"><text:span text:style-name="Source_20_Text"><text:span text:style-name="T27"/></text:span></text:p>
      <text:p text:style-name="Standard"><text:span text:style-name="Source_20_Text"><text:span text:style-name="T61">$ git checkout -b mywork origin</text:span></text:span></text:p>
      <text:p text:style-name="Standard"><draw:frame draw:style-name="fr1"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3"><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1"><text:span text:style-name="Source_20_Text"><text:span text:style-name="T25"><text:s/></text:span></text:span></text:p>
      <text:p text:style-name="Standard"><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Now you do some work, creating two new commits.</text:span></text:span></text:p>
      <text:p text:style-name="P30"><text:span text:style-name="Source_20_Text"><text:span text:style-name="T25"/></text:span></text:p>
      <text:p text:style-name="Standard"><text:span text:style-name="Source_20_Text"><text:span text:style-name="T59">$ vi file.txt</text:span></text:span></text:p>
      <text:p text:style-name="Standard"><text:span text:style-name="Source_20_Text"><text:span text:style-name="T59">$ git commit</text:span></text:span></text:p>
      <text:p text:style-name="Standard"><text:span text:style-name="Source_20_Text"><text:span text:style-name="T59">$ vi otherfile.txt</text:span></text:span></text:p>
      <text:p text:style-name="Standard"><text:span text:style-name="Source_20_Text"><text:span text:style-name="T59">$ git commit</text:span></text:span></text:p>
      <text:p text:style-name="Standard"><text:span text:style-name="Source_20_Text"><text:span text:style-name="T59">...</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1"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0"><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4"><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1"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59">$ git checkout mywork</text:span></text:span></text:p>
      <text:p text:style-name="Standard"><text:span text:style-name="Source_20_Text"><text:span text:style-name="T59">$ git rebase origin</text:span></text:span></text:p>
      <text:p text:style-name="Standard"><text:span text:style-name="Source_20_Text"><text:span text:style-name="T59"/></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2"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2" draw:name="Image5" text:anchor-type="paragraph" svg:width="17cm" svg:height="4.882cm" draw:z-index="4"><draw:image xlink:href="Pictures/100002010000028C0000010F803E9A16A682091E.png" xlink:type="simple" xlink:show="embed" xlink:actuate="onLoad" loext:mime-type="image/png"/></draw:frame><text:soft-page-break/><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2"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53"><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59">$ git rebase –-continu</text:span></text:span><text:span text:style-name="Source_20_Text"><text:span text:style-name="T62">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2">$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oft-page-break/><text:span text:style-name="Source_20_Text"><text:span text:style-name="T117">ADDITIONAL NOTES ON REBASE:</text:span></text:span><text:bookmark-end text:name="__RefHeading___Toc5010_883239861"/></text:h>
      <text:p text:style-name="P35"><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5"><text:span text:style-name="Source_20_Text"><text:span text:style-name="T30"/></text:span></text:p>
      <text:p text:style-name="P35"><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5"><text:span text:style-name="Source_20_Text"><text:span text:style-name="T30"/></text:span></text:p>
      <text:p text:style-name="P35"><text:span text:style-name="Source_20_Text"><text:span text:style-name="T30"><draw:frame draw:style-name="fr3"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5"><text:span text:style-name="Source_20_Text"><text:span text:style-name="T30"/></text:span></text:p>
      <text:p text:style-name="P35"><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5"><text:span text:style-name="Source_20_Text"><text:span text:style-name="T30"/></text:span></text:p>
      <text:p text:style-name="P35"><text:span text:style-name="Source_20_Text"><text:span text:style-name="T30">The easiest option is to merge the master branch into the feature branch using something like the following:</text:span></text:span></text:p>
      <text:p text:style-name="P35"><text:span text:style-name="Source_20_Text"><text:span text:style-name="T30"/></text:span></text:p>
      <text:p text:style-name="Standard"><text:span text:style-name="Source_20_Text"><text:span text:style-name="T64">git checkout feature</text:span></text:span></text:p>
      <text:p text:style-name="Standard"><text:span text:style-name="Source_20_Text"><text:span text:style-name="T64">git merge master</text:span></text:span></text:p>
      <text:p text:style-name="Standard"><text:span text:style-name="Source_20_Text"><text:span text:style-name="T64"/></text:span></text:p>
      <text:p text:style-name="P35"><text:span text:style-name="Source_20_Text"><text:span text:style-name="T30">This creates a new “merge commit” in the feature branch that ties together the histories of both branches, giving you a branch structure that looks like this:</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oft-page-break/><text:span text:style-name="Source_20_Text"><text:span text:style-name="T30"><draw:frame draw:style-name="fr3"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5"><text:span text:style-name="Source_20_Text"><text:span text:style-name="T30"/></text:span></text:p>
      <text:p text:style-name="P35"><text:span text:style-name="Source_20_Text"><text:span text:style-name="T30">Merging is nice because it’s a </text:span></text:span><text:span text:style-name="Source_20_Text"><text:span text:style-name="Emphasis"><text:span text:style-name="T82">non-destructive</text:span></text:span></text:span><text:span text:style-name="Source_20_Text"><text:span text:style-name="T30"> operation. The existing branches are not changed in any way.</text:span></text:span></text:p>
      <text:p text:style-name="P35"><text:span text:style-name="Source_20_Text"><text:span text:style-name="T30"/></text:span></text:p>
      <text:p text:style-name="P35"><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5"><text:span text:style-name="Source_20_Text"><text:span text:style-name="T30"/></text:span></text:p>
      <text:p text:style-name="P35"><text:span text:style-name="Source_20_Text"><text:span text:style-name="T30">As an alternative to merging, you can rebase the feature branch onto master branch using the following commands:</text:span></text:span></text:p>
      <text:p text:style-name="P35"><text:span text:style-name="Source_20_Text"><text:span text:style-name="T30"/></text:span></text:p>
      <text:p text:style-name="Standard"><text:span text:style-name="Source_20_Text"><text:span text:style-name="T64">git checkout feature</text:span></text:span></text:p>
      <text:p text:style-name="Standard"><text:span text:style-name="Source_20_Text"><text:span text:style-name="T64">git rebase master</text:span></text:span></text:p>
      <text:p text:style-name="Standard"><text:span text:style-name="Source_20_Text"><text:span text:style-name="T64"/></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5"><text:span text:style-name="Source_20_Text"><text:span text:style-name="T30"><draw:frame draw:style-name="fr3"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5"><text:span text:style-name="Source_20_Text"><text:span text:style-name="T30"/></text:span></text:p>
      <text:p text:style-name="P35"><text:span text:style-name="Source_20_Text"><text:span text:style-name="T30">But, there are two trade-offs for this pristine commit history: safety and traceability.</text:span></text:span></text:p>
      <text:p text:style-name="P35"><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17">THE GOLDEN RULE OF REBASING – </text:span></text:span><text:span text:style-name="Source_20_Text"><text:span text:style-name="T119">GIT REVERT</text:span></text:span><text:span text:style-name="Source_20_Text"><text:span text:style-name="T117">:</text:span></text:span><text:bookmark-end text:name="__RefHeading___Toc5012_883239861"/></text:h>
      <text:p text:style-name="P35"><text:span text:style-name="Source_20_Text"><text:span text:style-name="T30">Once you understand what rebasing is, the most important thing to learn is when </text:span></text:span><text:span text:style-name="Source_20_Text"><text:span text:style-name="Emphasis"><text:span text:style-name="T82">not</text:span></text:span></text:span><text:span text:style-name="Source_20_Text"><text:span text:style-name="T30"> to do it. The golden rule of git rebase is to never use it on </text:span></text:span><text:span text:style-name="Source_20_Text"><text:span text:style-name="Emphasis"><text:span text:style-name="T82">public</text:span></text:span></text:span><text:span text:style-name="Source_20_Text"><text:span text:style-name="T30"> branches.</text:span></text:span></text:p>
      <text:p text:style-name="P35"><text:span text:style-name="Source_20_Text"><text:span text:style-name="T30"/></text:span></text:p>
      <text:p text:style-name="P35"><text:span text:style-name="Source_20_Text"><text:span text:style-name="T30">For example, think about what would happen if you rebased master onto your feature branch:</text:span></text:span></text:p>
      <text:p text:style-name="P35"><text:span text:style-name="Source_20_Text"><text:span text:style-name="T30"><draw:frame draw:style-name="fr3"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5"><text:span text:style-name="Source_20_Text"><text:span text:style-name="T30"/></text:span></text:p>
      <text:p text:style-name="P35"><text:span text:style-name="Source_20_Text"><text:span text:style-name="T30">The rebase moves all of the commits in master onto the tip of feature. The problem is that this only happened in </text:span></text:span><text:span text:style-name="Source_20_Text"><text:span text:style-name="Emphasis"><text:span text:style-name="T82">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5"><text:span text:style-name="Source_20_Text"><text:span text:style-name="T30"/></text:span></text:p>
      <text:p text:style-name="P35"><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82">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5"><text:span text:style-name="Source_20_Text"><text:span text:style-name="T30"/></text:span></text:p>
      <text:p text:style-name="P35"><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4">git revert</text:span></text:span><text:span text:style-name="Source_20_Text"><text:span text:style-name="T30"> command). Otherwise, you’re safe to re-write history as much as you lik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h text:style-name="P58" text:outline-level="1"><text:bookmark-start text:name="__RefHeading___Toc5014_883239861"/><text:span text:style-name="Source_20_Text"><text:span text:style-name="T107">STASHING – </text:span></text:span><text:span text:style-name="Source_20_Text"><text:span text:style-name="T113">GIT STASH</text:span></text:span><text:bookmark-end text:name="__RefHeading___Toc5014_883239861"/></text:h>
      <text:p text:style-name="P34"><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3">$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3">... edit and test ...</text:span></text:span></text:p>
      <text:p text:style-name="Standard"><text:span text:style-name="Source_20_Text"><text:span text:style-name="T63">$ git commit -a -m "blorpl: typofix"</text:span></text:span></text:p>
      <text:p text:style-name="Standard"><text:span text:style-name="Source_20_Text"><text:span text:style-name="T63"/></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3">$ git stash apply</text:span></text:span></text:p>
      <text:p text:style-name="Standard"><text:span text:style-name="Source_20_Text"><text:span text:style-name="T63"/></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3">$&gt;git stash list</text:span></text:span></text:p>
      <text:p text:style-name="Standard"><text:span text:style-name="Source_20_Text"><text:span text:style-name="T63">stash@{0}: WIP on book: 51bea1d... fixed images</text:span></text:span></text:p>
      <text:p text:style-name="Standard"><text:span text:style-name="Source_20_Text"><text:span text:style-name="T63">stash@{1}: WIP on master: 9705ae6... changed the browse code to the official repo</text:span></text:span></text:p>
      <text:p text:style-name="Standard"><text:span text:style-name="Source_20_Text"><text:span text:style-name="T63"/></text:span></text:p>
      <text:p text:style-name="Standard"><text:span text:style-name="Source_20_Text"><text:span text:style-name="T29">Then you can apply them individually with 'git stash apply stash@{1}'. You can clear out the list with '</text:span></text:span><text:span text:style-name="Source_20_Text"><text:span text:style-name="T63">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3"/></text:span></text:p>
      <text:h text:style-name="P58" text:outline-level="1"><text:bookmark-start text:name="__RefHeading___Toc5016_883239861"/><text:span text:style-name="Source_20_Text"><text:span text:style-name="T107">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3">980e3ccdaac54a0d4de358f3fe5d718027d96aae</text:span></text:span></text:p>
      <text:p text:style-name="Standard"><text:span text:style-name="Source_20_Text"><text:span text:style-name="T63">980e3ccdaac54a0d4</text:span></text:span></text:p>
      <text:p text:style-name="Standard"><text:span text:style-name="Source_20_Text"><text:span text:style-name="T63">980e3cc</text:span></text:span></text:p>
      <text:p text:style-name="Standard"><text:span text:style-name="Source_20_Text"><text:span text:style-name="T63"/></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6"><text:span text:style-name="Source_20_Text"><text:span text:style-name="T65"/></text:span></text:p>
      <text:h text:style-name="P58" text:outline-level="1"><text:bookmark-start text:name="__RefHeading___Toc5018_883239861"/><text:span text:style-name="Source_20_Text"><text:span text:style-name="T100">BRANCH, REMO</text:span></text:span><text:span text:style-name="Source_20_Text"><text:span text:style-name="T101">T</text:span></text:span><text:span text:style-name="Source_20_Text"><text:span text:style-name="T100">E OR TAG NAME INSTEAD OF SHA</text:span></text:span><text:bookmark-end text:name="__RefHeading___Toc5018_883239861"/></text:h>
      <text:p text:style-name="P36"><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6"><text:span text:style-name="Source_20_Text"><text:span text:style-name="T31"/></text:span></text:p>
      <text:p text:style-name="Standard"><text:span text:style-name="Source_20_Text"><text:span text:style-name="T65">980e3ccdaac54a0d4de358f3fe5d718027d96aae</text:span></text:span></text:p>
      <text:p text:style-name="Standard"><text:span text:style-name="Source_20_Text"><text:span text:style-name="T65">origin/master</text:span></text:span></text:p>
      <text:p text:style-name="Standard"><text:span text:style-name="Source_20_Text"><text:span text:style-name="T65">refs/remotes/origin/master</text:span></text:span></text:p>
      <text:p text:style-name="Standard"><text:span text:style-name="Source_20_Text"><text:span text:style-name="T65">master</text:span></text:span></text:p>
      <text:p text:style-name="Standard"><text:span text:style-name="Source_20_Text"><text:span text:style-name="T65">refs/heads/master</text:span></text:span></text:p>
      <text:p text:style-name="Standard"><text:soft-page-break/><text:span text:style-name="Source_20_Text"><text:span text:style-name="T65">v1.0</text:span></text:span></text:p>
      <text:p text:style-name="Standard"><text:span text:style-name="Source_20_Text"><text:span text:style-name="T65">refs/tags/v1.0</text:span></text:span></text:p>
      <text:p text:style-name="Standard"><text:span text:style-name="Source_20_Text"><text:span text:style-name="T65"/></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65">$ git log master</text:span></text:span></text:p>
      <text:p text:style-name="Standard"><text:span text:style-name="Source_20_Text"><text:span text:style-name="T65"/></text:span></text:p>
      <text:p text:style-name="Standard"><text:span text:style-name="Source_20_Text"><text:span text:style-name="T65">$ git log refs/tags/v1.0</text:span></text:span></text:p>
      <text:p text:style-name="Standard"><text:span text:style-name="Source_20_Text"><text:span text:style-name="T65"/></text:span></text:p>
      <text:p text:style-name="Standard"><text:span text:style-name="Source_20_Text"><text:span text:style-name="T31"/></text:span></text:p>
      <text:h text:style-name="P58" text:outline-level="1"><text:bookmark-start text:name="__RefHeading___Toc5020_883239861"/><text:span text:style-name="Source_20_Text"><text:span text:style-name="T107">TRACKING BRANCHES</text:span></text:span><text:bookmark-end text:name="__RefHeading___Toc5020_883239861"/></text:h>
      <text:p text:style-name="P37"><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37"><text:span text:style-name="Source_20_Text"><text:span text:style-name="T31"/></text:span></text:p>
      <text:p text:style-name="P37"><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37"><text:span text:style-name="Source_20_Text"><text:span text:style-name="T32"/></text:span></text:p>
      <text:p text:style-name="P37"><text:span text:style-name="Source_20_Text"><text:span text:style-name="T32">The '</text:span></text:span><text:span text:style-name="Source_20_Text"><text:span text:style-name="T66">git clone</text:span></text:span><text:span text:style-name="Source_20_Text"><text:span text:style-name="T32">' command automatically sets up a 'master' branch that is a tracking branch for 'origin/master' - the master branch on the cloned repository.</text:span></text:span></text:p>
      <text:p text:style-name="P37"><text:span text:style-name="Source_20_Text"><text:span text:style-name="T32"/></text:span></text:p>
      <text:p text:style-name="P37"><text:span text:style-name="Source_20_Text"><text:span text:style-name="T31">You can create a tracking branch manually by adding the '--track' option to the 'branch' command in Git.</text:span></text:span></text:p>
      <text:p text:style-name="P37"><text:span text:style-name="Source_20_Text"><text:span text:style-name="T31"/></text:span></text:p>
      <text:p text:style-name="Standard"><text:span text:style-name="Source_20_Text"><text:span text:style-name="T65">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65">$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58" text:outline-level="1"><text:bookmark-start text:name="__RefHeading___Toc5022_883239861"/><text:span text:style-name="Source_20_Text"><text:span text:style-name="T107">FINDING WITH GIT GREP</text:span></text:span><text:bookmark-end text:name="__RefHeading___Toc5022_883239861"/></text:h>
      <text:p text:style-name="P38"><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38"><text:span text:style-name="Source_20_Text"><text:span text:style-name="T31"/></text:span></text:p>
      <text:p text:style-name="P38"><text:span text:style-name="Source_20_Text"><text:span text:style-name="T31">For example, if I wanted to see every place that used the 'xmmap' call in my git.git repository, I could run this:</text:span></text:span></text:p>
      <text:p text:style-name="P38"><text:span text:style-name="Source_20_Text"><text:span text:style-name="T31"/></text:span></text:p>
      <text:p text:style-name="Standard"><text:span text:style-name="Source_20_Text"><text:span text:style-name="T65">$ git grep xmmap</text:span></text:span></text:p>
      <text:p text:style-name="Standard"><text:span text:style-name="Source_20_Text"><text:span text:style-name="T65"/></text:span></text:p>
      <text:p text:style-name="P38"><text:span text:style-name="Source_20_Text"><text:span text:style-name="T33">Git Grep has many other options, check them out, if you want to use it deeper.</text:span></text:span></text:p>
      <text:p text:style-name="P38"><text:span text:style-name="Source_20_Text"><text:span text:style-name="T33"/></text:span></text:p>
      <text:p text:style-name="Standard"><text:soft-page-break/><text:span text:style-name="Source_20_Text"><text:span text:style-name="T65"/></text:span></text:p>
      <text:h text:style-name="P58" text:outline-level="1"><text:bookmark-start text:name="__RefHeading___Toc5024_883239861"/><text:span text:style-name="Source_20_Text"><text:span text:style-name="T107">FIXING UN-COMMITTED MISTAKES – </text:span></text:span><text:span text:style-name="Source_20_Text"><text:span text:style-name="T114">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65">$ git reset --hard HEAD</text:span></text:span></text:p>
      <text:p text:style-name="Standard"><text:span text:style-name="Source_20_Text"><text:span text:style-name="T31"/></text:span></text:p>
      <text:p text:style-name="P38"><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38"><text:span text:style-name="Source_20_Text"><text:span text:style-name="T31"/></text:span></text:p>
      <text:p text:style-name="P38"><text:span text:style-name="Source_20_Text"><text:span text:style-name="T31">If you just want to restore just one file, say your hello.rb, use git checkout instead</text:span></text:span></text:p>
      <text:p text:style-name="P38"><text:span text:style-name="Source_20_Text"><text:span text:style-name="T31"/></text:span></text:p>
      <text:p text:style-name="Standard"><text:span text:style-name="Source_20_Text"><text:span text:style-name="T65">$ git checkout -- hello.rb</text:span></text:span></text:p>
      <text:p text:style-name="Standard"><text:span text:style-name="Source_20_Text"><text:span text:style-name="T65">$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58" text:outline-level="1"><text:bookmark-start text:name="__RefHeading___Toc5026_883239861"/><text:span text:style-name="Source_20_Text"><text:span text:style-name="T107">FIXING COMMITTED MISTAKES – </text:span></text:span><text:span text:style-name="Source_20_Text"><text:span text:style-name="T114">GIT REVERT</text:span></text:span><text:bookmark-end text:name="__RefHeading___Toc5026_883239861"/></text:h>
      <text:p text:style-name="P39"><text:span text:style-name="Source_20_Text"><text:span text:style-name="T31">If you make a commit that you later wish you hadn't, there are two fundamentally different ways to fix the problem:</text:span></text:span></text:p>
      <text:p text:style-name="P39"><text:span text:style-name="Source_20_Text"><text:span text:style-name="T31"/></text:span></text:p>
      <text:p text:style-name="P40"><text:span text:style-name="Source_20_Text"><text:span text:style-name="T34">a.You can create a new commit that undoes whatever was done by the old commit. This is the correct thing if your mistake has already been made public.</text:span></text:span></text:p>
      <text:p text:style-name="P40"><text:span text:style-name="Source_20_Text"><text:span text:style-name="T34"/></text:span></text:p>
      <text:p text:style-name="P40"><text:span text:style-name="Source_20_Text"><text:span text:style-name="T34">Creating a new commit that reverts an earlier change is very easy; just pass the git revert command a reference to the bad commit; for example, to revert the most recent commit:</text:span></text:span></text:p>
      <text:p text:style-name="P40"><text:span text:style-name="Source_20_Text"><text:span text:style-name="T34"/></text:span></text:p>
      <text:p text:style-name="Standard"><text:span text:style-name="Source_20_Text"><text:span text:style-name="T67">$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67">$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0"><text:span text:style-name="Source_20_Text"><text:span text:style-name="T34"/></text:span></text:p>
      <text:p text:style-name="P40"><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0"><text:span text:style-name="Source_20_Text"><text:span text:style-name="T34"/></text:span></text:p>
      <text:p text:style-name="P40"><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77">--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38"><text:span text:style-name="Source_20_Text"><text:span text:style-name="T31"/></text:span></text:p>
      <text:p text:style-name="P38"><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76">edit</text:span></text:span></text:span><text:span text:style-name="Source_20_Text"><text:span text:style-name="T31">. This will allow you to amend the commit during the rebasing process.</text:span></text:span></text:p>
      <text:p text:style-name="P37"><text:span text:style-name="Source_20_Text"><text:span text:style-name="T31"/></text:span></text:p>
      <text:h text:style-name="P58" text:outline-level="1"><text:bookmark-start text:name="__RefHeading___Toc5028_883239861"/><text:span text:style-name="Source_20_Text"><text:span text:style-name="T102">ENSURING GOOD PERFORMANCE – </text:span></text:span><text:span text:style-name="Source_20_Text"><text:span text:style-name="T103">GIT GC</text:span></text:span><text:bookmark-end text:name="__RefHeading___Toc5028_883239861"/></text:h>
      <text:p text:style-name="P37"><text:span text:style-name="Source_20_Text"><text:span text:style-name="T31">On large repositories, git depends on compression to keep the history information from taking up too much space on disk or in memory.</text:span></text:span></text:p>
      <text:p text:style-name="P37"><text:span text:style-name="Source_20_Text"><text:span text:style-name="T31"/></text:span></text:p>
      <text:p text:style-name="P37"><text:span text:style-name="Source_20_Text"><text:span text:style-name="T31">This compression is not performed automatically. Therefore you should occasionally run git gc:</text:span></text:span></text:p>
      <text:p text:style-name="P37"><text:span text:style-name="Source_20_Text"><text:span text:style-name="T31"/></text:span></text:p>
      <text:p text:style-name="Standard"><text:span text:style-name="Source_20_Text"><text:span text:style-name="T65">$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37"><text:span text:style-name="Source_20_Text"><text:span text:style-name="T31"/></text:span></text:p>
      <text:p text:style-name="P37"><text:span text:style-name="Source_20_Text"><text:span text:style-name="T31"/></text:span></text:p>
      <text:h text:style-name="P58" text:outline-level="1"><text:bookmark-start text:name="__RefHeading___Toc5030_883239861"/><text:span text:style-name="Source_20_Text"><text:span text:style-name="T107">ENSURING REALIABILITY – </text:span></text:span><text:span text:style-name="Source_20_Text"><text:span text:style-name="T114">GIT FSCK</text:span></text:span><text:bookmark-end text:name="__RefHeading___Toc5030_883239861"/></text:h>
      <text:p text:style-name="P41"><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1"><text:span text:style-name="Source_20_Text"><text:span text:style-name="T35"/></text:span></text:p>
      <text:p text:style-name="Standard"><text:span text:style-name="Source_20_Text"><text:span text:style-name="T68">$ git fsck</text:span></text:span></text:p>
      <text:p text:style-name="Standard"><text:span text:style-name="Source_20_Text"><text:span text:style-name="T68">dangling commit 7281251ddd2a61e38657c827739c57015671a6b3</text:span></text:span></text:p>
      <text:p text:style-name="Standard"><text:span text:style-name="Source_20_Text"><text:span text:style-name="T68">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58" text:outline-level="1"><text:bookmark-start text:name="__RefHeading___Toc5032_883239861"/><text:span text:style-name="Source_20_Text"><text:span text:style-name="T114">FINDING OUT WHO CHANGED FILE - </text:span></text:span><text:span text:style-name="Source_20_Text"><text:span text:style-name="T107">GIT BLAME</text:span></text:span><text:bookmark-end text:name="__RefHeading___Toc5032_883239861"/></text:h>
      <text:p text:style-name="P42"><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2"><text:span text:style-name="Source_20_Text"><text:span text:style-name="T36"/></text:span></text:p>
      <text:p text:style-name="Standard"><text:span text:style-name="Source_20_Text"><text:span text:style-name="T69">$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69">$&gt;git blame -L 160,+10 sha1_file.c </text:span></text:span></text:p>
      <text:p text:style-name="Standard"><text:span text:style-name="Source_20_Text"><text:span text:style-name="T36"/></text:span></text:p>
      <text:p text:style-name="Standard"><text:span text:style-name="Source_20_Text"><text:span text:style-name="T36"/></text:span></text:p>
      <text:h text:style-name="P58" text:outline-level="1"><text:bookmark-start text:name="__RefHeading___Toc5034_883239861"/><text:span text:style-name="Source_20_Text"><text:span text:style-name="T107">HOW GIT STORES OBJECTS</text:span></text:span><text:bookmark-end text:name="__RefHeading___Toc5034_883239861"/></text:h>
      <text:p text:style-name="P43"><text:span text:style-name="Source_20_Text"><text:span text:style-name="T37">All objects are stored as compressed contents by their sha values. They contain the object type, size and contents in a gzipped format.</text:span></text:span></text:p>
      <text:p text:style-name="P43"><text:span text:style-name="Source_20_Text"><text:span text:style-name="T37"/></text:span></text:p>
      <text:p text:style-name="P43"><text:span text:style-name="Source_20_Text"><text:span text:style-name="T37">There are two formats that Git keeps objects in - loose objects and packed objects.</text:span></text:span></text:p>
      <text:p text:style-name="P43"><text:span text:style-name="Source_20_Text"><text:span text:style-name="T37"/></text:span></text:p>
      <text:h text:style-name="Heading_20_2" text:outline-level="2"><text:bookmark-start text:name="__RefHeading___Toc5036_883239861"/><text:span text:style-name="Source_20_Text"><text:span text:style-name="T107">LOOSE OBJECTS:</text:span></text:span><text:bookmark-end text:name="__RefHeading___Toc5036_883239861"/></text:h>
      <text:p text:style-name="P43"><text:span text:style-name="Source_20_Text"><text:span text:style-name="T37">Loose objects are the simpler format. It is simply the compressed data stored in a single file on disk. Every object written to a seperate file.</text:span></text:span></text:p>
      <text:p text:style-name="P43"><text:span text:style-name="Source_20_Text"><text:span text:style-name="T37"/></text:span></text:p>
      <text:p text:style-name="P43"><text:span text:style-name="Source_20_Text"><text:span text:style-name="T37">If the sha of your object is </text:span></text:span><text:span text:style-name="Source_20_Text"><text:span text:style-name="T70">ab04d884140f7b0cf8bbf86d6883869f16a46f65</text:span></text:span><text:span text:style-name="Source_20_Text"><text:span text:style-name="T37">, then the file will be stored in the following path:</text:span></text:span></text:p>
      <text:p text:style-name="P43"><text:span text:style-name="Source_20_Text"><text:span text:style-name="T37"/></text:span></text:p>
      <text:p text:style-name="Standard"><text:span text:style-name="Source_20_Text"><text:span text:style-name="T70">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17">PACKED OBJECTS:</text:span></text:span><text:bookmark-end text:name="__RefHeading___Toc5038_883239861"/></text:h>
      <text:p text:style-name="P44"><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4"><text:span text:style-name="Source_20_Text"><text:span text:style-name="T38"/></text:span></text:p>
      <text:p text:style-name="P44"><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4"><text:span text:style-name="Source_20_Text"><text:span text:style-name="T38"/></text:span></text:p>
      <text:p text:style-name="P44"><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4T15:27:52.956951957</dc:date>
    <meta:editing-cycles>2432</meta:editing-cycles>
    <meta:editing-duration>P9DT14H41M47S</meta:editing-duration>
    <meta:generator>LibreOffice/6.0.7.3$Linux_X86_64 LibreOffice_project/00m0$Build-3</meta:generator>
    <meta:document-statistic meta:table-count="0" meta:image-count="10" meta:object-count="0" meta:page-count="31" meta:paragraph-count="544" meta:word-count="9470" meta:character-count="54462" meta:non-whitespace-character-count="45434"/>
  </office:meta>
</office:document-meta>
</file>